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ettings.xml"/>
  <manifest:file-entry manifest:media-type="application/xml" manifest:full-path="meta.xml"/>
  <manifest:file-entry manifest:media-type="image/png" manifest:full-path="Thumbnails/thumbnail.png"/>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style>
    <style:style style:name="P3" style:family="paragraph" style:parent-style-name="Text_20_body" style:list-style-name="L2">
    </style:style>
    <style:style style:name="P4" style:family="paragraph" style:parent-style-name="Text_20_body" style:list-style-name="L3">
    </style:style>
    <style:style style:name="P5" style:family="paragraph" style:parent-style-name="Text_20_body" style:list-style-name="L4">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5">
    </style:style>
    <style:style style:name="P8" style:family="paragraph" style:parent-style-name="Text_20_body" style:list-style-name="L6">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7">
    </style:style>
    <style:style style:name="P11" style:family="paragraph" style:parent-style-name="Text_20_body" style:list-style-name="L8">
      <style:paragraph-properties fo:margin-top="0in" fo:margin-bottom="0in"/>
    </style:style>
    <style:style style:name="P12" style:family="paragraph" style:parent-style-name="Text_20_body" style:list-style-name="L9">
      <style:paragraph-properties fo:margin-top="0in" fo:margin-bottom="0in"/>
    </style:style>
  </office:automatic-styles>
  <office:body>
    <office:text>
      <text:h text:style-name="Heading_20_1" text:outline-level="1"><text:bookmark-start text:name="ryan-parman--jobsryanparmancom"/>Ryan Parman • <text:a xlink:type="simple" xlink:href="mailto:jobs@ryanparman.com" office:name=""><text:span text:style-name="Definition"><text:a xlink:type="simple" xlink:href="mailto:jobs@ryanparman.com" office:name=""><text:span text:style-name="Definition">jobs@ryanparman.com</text:span></text:a></text:span></text:a><text:bookmark-end text:name="ryan-parman--jobsryanparmancom"/></text:h>
      <text:p text:style-name="First_20_paragraph"><text:span text:style-name="T1">Cloud-native engineering leader, looking to pivot into project, product, and program management roles.</text:span></text:p>
      <text:p text:style-name="Text_20_body"><text:span text:style-name="T1">Links:</text:span> <text:a xlink:type="simple" xlink:href="https://github.com/skyzyx" office:name=""><text:span text:style-name="Definition">GitHub (personal)</text:span></text:a> • <text:a xlink:type="simple" xlink:href="https://github.com/northwood-labs/" office:name=""><text:span text:style-name="Definition">GitHub (side project)</text:span></text:a> • <text:a xlink:type="simple" xlink:href="https://www.linkedin.com/in/rparman/" office:name=""><text:span text:style-name="Definition">LinkedIn</text:span></text:a> • <text:a xlink:type="simple" xlink:href="https://stackoverflow.com/users/228514/ryan-parman" office:name=""><text:span text:style-name="Definition">Stack Overflow</text:span></text:a> • <text:a xlink:type="simple" xlink:href="https://github.com/skyzyx/resume/blob/master/resumes/#readme" office:name=""><text:span text:style-name="Definition">Role-targeted résumés</text:span></text:a><text:line-break/><text:span text:style-name="T1">Format:</text:span> <text:a xlink:type="simple" xlink:href="https://github.com/skyzyx/resume/blob/master/resumes/ryanparman-tpm.md" office:name=""><text:span text:style-name="Definition">Web</text:span></text:a> • <text:a xlink:type="simple" xlink:href="https://github.com/skyzyx/resume/raw/master/resumes/ryanparman-tpm.pdf" office:name=""><text:span text:style-name="Definition">PDF</text:span></text:a> • <text:a xlink:type="simple" xlink:href="https://github.com/skyzyx/resume/raw/master/resumes/ryanparman-tpm.docx" office:name=""><text:span text:style-name="Definition">Word</text:span></text:a> • <text:a xlink:type="simple" xlink:href="https://github.com/skyzyx/resume/raw/master/resumes/ryanparman-tpm.odt" office:name=""><text:span text:style-name="Definition">OpenDocument</text:span></text:a></text:p>
      <text:h text:style-name="Heading_20_2" text:outline-level="2"><text:bookmark-start text:name="summary"/>Summary<text:bookmark-end text:name="summary"/></text:h>
      <text:p text:style-name="First_20_paragraph">Ryan Parman is a technologist who excels at listening, adapting, and driving continuous improvement. Delivers exceptional work, builds impactful solutions, and elevates team performance.</text:p>
      <text:p text:style-name="Text_20_body">Looking to pivot from a technical leadership role into a product/program management role, Ryan is seeking opportunities to leverage his technical acumen, leadership skills, and passion for shipping impactful projects successfully.</text:p>
      <text:h text:style-name="Heading_20_2" text:outline-level="2"><text:bookmark-start text:name="work-experience"/>Work Experience<text:bookmark-end text:name="work-experience"/></text:h>
      <text:p text:style-name="First_20_paragraph">Older roles are truncated for brevity. If interested, details can be found <text:a xlink:type="simple" xlink:href="https://github.com/skyzyx/resume/blob/master/ryanparman-previously.md" office:name=""><text:span text:style-name="Definition">on GitHub</text:span></text:a>.</text:p>
      <text:h text:style-name="Heading_20_3" text:outline-level="3"><text:bookmark-start text:name="mcgraw-hill--remote-since-covid-previously-seattle-wa"/><text:a xlink:type="simple" xlink:href="https://www.crunchbase.com/organization/mcgraw-hill-education" office:name=""><text:span text:style-name="Definition">McGraw Hill</text:span></text:a> — Remote (since COVID), previously Seattle, WA<text:bookmark-end text:name="mcgraw-hill--remote-since-covid-previously-seattle-wa"/></text:h>
      <text:p text:style-name="P1">McGraw Hill is a <text:span text:style-name="T2">learning science</text:span> company which produces textbooks, digital learning tools, and adaptive technology to enhance learning. It is one of the “big three” educational publishers in the U.S, and was acquired by Platinum Equity 2021.</text:p>
      <text:h text:style-name="Heading_20_4" text:outline-level="4"><text:bookmark-start text:name="principal-engineer-cloud-center-of-excellence-january-2024october-2024"/>Principal Engineer, Cloud Center of Excellence (January 2024—October 2024)<text:bookmark-end text:name="principal-engineer-cloud-center-of-excellence-january-2024october-2024"/></text:h>
      <text:list text:style-name="L1">
        <text:list-item>
          <text:p text:style-name="P2">Joined a team whose mission was to provide guidance and support in the cloud journey of the entire organization.</text:p>
        </text:list-item>
        <text:list-item>
          <text:p text:style-name="P2">Proposed best practices, guardrails, and security measures to ensure a secure and efficient cloud environment.</text:p>
        </text:list-item>
        <text:list-item>
          <text:p text:style-name="P2">Identified opportunities to extend the security measures and guardrails devised for AWS to other cloud platforms.</text:p>
        </text:list-item>
      </text:list>
      <text:h text:style-name="Heading_20_4" text:outline-level="4"><text:bookmark-start text:name="principal-cloud-and-platform-engineer-june-2020january-2024"/>Principal Cloud and Platform Engineer (June 2020—January 2024)<text:bookmark-end text:name="principal-cloud-and-platform-engineer-june-2020january-2024"/></text:h>
      <text:list text:style-name="L2">
        <text:list-item>
          <text:p text:style-name="P3">Led the team who supported all SRE and product engineering teams, working on core platforms and services, as every school in America transitioned to online learning during the COVID-19 lockdowns.</text:p>
        </text:list-item>
        <text:list-item>
          <text:p text:style-name="P3">Authored or edited over 1,800 <text:a xlink:type="simple" xlink:href="https://www.atlassian.com/software/confluence" office:name=""><text:span text:style-name="Definition">Confluence</text:span></text:a> documents.</text:p>
        </text:list-item>
        <text:list-item>
          <text:p text:style-name="P3">Partnered with Enterprise Architecture and <text:a xlink:type="simple" xlink:href="https://aws.amazon.com/professional-services/" office:name=""><text:span text:style-name="Definition">AWS Professional Services</text:span></text:a> to deploy <text:a xlink:type="simple" xlink:href="https://aws.amazon.com/controltower/" office:name=""><text:span text:style-name="Definition">Control Tower</text:span></text:a> and <text:a xlink:type="simple" xlink:href="https://aws.amazon.com/iam/identity-center/" office:name=""><text:span text:style-name="Definition">Identity Center</text:span></text:a>, resulting in lowered costs and increased control over account guardrails.</text:p>
        </text:list-item>
        <text:list-item>
          <text:p text:style-name="P3">Managed the Base <text:a xlink:type="simple" xlink:href="https://docs.aws.amazon.com/AWSEC2/latest/UserGuide/AMIs.html" office:name=""><text:span text:style-name="Definition">AMI</text:span></text:a> program. Leveraged insights from <text:a xlink:type="simple" xlink:href="https://www.cisecurity.org" office:name=""><text:span text:style-name="Definition">CIS</text:span></text:a>, security patching, and internal needs to develop a unified build pipeline integrating best practices.</text:p>
        </text:list-item>
        <text:list-item>
          <text:p text:style-name="P3">Spearheaded the <text:a xlink:type="simple" xlink:href="https://jfrog.com/artifactory/" office:name=""><text:span text:style-name="Definition">Artifactory</text:span></text:a> Rebuild project. Ran the project from inception to completion, including the majority of development. Directed effort across ~80 teams and ~300 services to complete the project.</text:p>
        </text:list-item>
        <text:list-item>
          <text:p text:style-name="P3">Resolved all technology blockers preventing migration lower-cost <text:a xlink:type="simple" xlink:href="https://aws.amazon.com/ec2/graviton/" office:name=""><text:span text:style-name="Definition">ARM64</text:span></text:a> CPUs, opening the door for ~$450k/year in cost savings.</text:p>
        </text:list-item>
        <text:list-item>
          <text:p text:style-name="P3">Led dozens of smaller projects, offered guidance to engineers on best practices, and documented knowledge.</text:p>
        </text:list-item>
      </text:list>
      <text:h text:style-name="Heading_20_4" text:outline-level="4"><text:bookmark-start text:name="engineering-manager-site-reliability-october-2018june-2020"/>Engineering Manager, Site Reliability (October 2018—June 2020)<text:bookmark-end text:name="engineering-manager-site-reliability-october-2018june-2020"/></text:h>
      <text:list text:style-name="L3">
        <text:list-item>
          <text:p text:style-name="P4">Managed a team of four, while working to level-up the team's technical skills and leadership capabilities. Conducted regular 1:1s, performance reviews, and career development discussions.</text:p>
        </text:list-item>
        <text:list-item>
          <text:p text:style-name="P4">Revamped the SRE interview process to prioritize a 70/30 focus on software engineering (Dev) and systems operations (Ops). Emphasized leadership qualities, bias for action, and high curiosity.</text:p>
        </text:list-item>
        <text:list-item>
          <text:p text:style-name="P4">Led the <text:a xlink:type="simple" xlink:href="https://sre.google/in-conversation/" office:name=""><text:span text:style-name="Definition"><text:span text:style-name="T2">Site Reliability Engineering</text:span></text:span></text:a> (SRE) team in addressing macro-oriented problems affecting engineering teams, empowering greater self-service.</text:p>
        </text:list-item>
        <text:list-item>
          <text:p text:style-name="P4">Established a process for maintaining reusable <text:a xlink:type="simple" xlink:href="https://www.terraform.io" office:name=""><text:span text:style-name="Definition">Terraform</text:span></text:a> modules which teams leveraged to compose infrastructure with minimal effort.</text:p>
        </text:list-item>
      </text:list>
      <text:h text:style-name="Heading_20_4" text:outline-level="4"><text:bookmark-start text:name="staff-software-engineer-october-2016october-2018"/>Staff Software Engineer (October 2016—October 2018)<text:bookmark-end text:name="staff-software-engineer-october-2016october-2018"/></text:h>
      <text:list text:style-name="L4">
        <text:list-item>
          <text:p text:style-name="P5">Led the development of Tier-1 services within the educational content authoring pipeline, leveraging technologies such as <text:a xlink:type="simple" xlink:href="https://martinfowler.com/articles/richardsonMaturityModel.html" office:name=""><text:span text:style-name="Definition">REST</text:span></text:a>, <text:a xlink:type="simple" xlink:href="https://graphql.org" office:name=""><text:span text:style-name="Definition">GraphQL</text:span></text:a>, API design, <text:a xlink:type="simple" xlink:href="https://aws.amazon.com/ecs/" office:name=""><text:span text:style-name="Definition">Amazon ECS</text:span></text:a> (similar to <text:a xlink:type="simple" xlink:href="https://kubernetes.io" office:name=""><text:span text:style-name="Definition">Kubernetes</text:span></text:a>), <text:a xlink:type="simple" xlink:href="https://www.docker.com" office:name=""><text:span text:style-name="Definition">Docker</text:span></text:a>, <text:a xlink:type="simple" xlink:href="https://www.terraform.io" office:name=""><text:span text:style-name="Definition">Terraform</text:span></text:a>, <text:a xlink:type="simple" xlink:href="https://www.w3.org/publishing/epub3/" office:name=""><text:span text:style-name="Definition">ePubs</text:span></text:a>, and security best practices.</text:p>
        </text:list-item>
        <text:list-item>
          <text:p text:style-name="P5">Led the development of the authoring component of the <text:a xlink:type="simple" xlink:href="https://www.mheducation.com/news-media/press-releases/mcgraw-hill-connect-unveils-smartbook.html" office:name=""><text:span text:style-name="Definition">SmartBook 2.0 product</text:span></text:a>, and the internal system which indexes authored content, builds ePubs, and encodes images/video for the ePub CDN using <text:a xlink:type="simple" xlink:href="https://ffmpeg.org" office:name=""><text:span text:style-name="Definition">ffmpeg</text:span></text:a>.</text:p>
        </text:list-item>
        <text:list-item>
          <text:p text:style-name="P5">Established the technical direction of these projects, promoted adoption across the organization, published comprehensive documentation, and offered ongoing integration guidance.</text:p>
        </text:list-item>
        <text:list-item>
          <text:p text:style-name="P5">Accelerated the adoption of CI/CD, rapid deployment practices, and Docker containers, shortening the feedback loop for developers and increasing the reliability of deployments.</text:p>
        </text:list-item>
      </text:list>
      <text:h text:style-name="Heading_20_3" text:outline-level="3"><text:bookmark-start text:name="wepay--redwood-city-ca"/><text:a xlink:type="simple" xlink:href="https://www.crunchbase.com/organization/wepay" office:name=""><text:span text:style-name="Definition">WePay</text:span></text:a> — Redwood City, CA<text:bookmark-end text:name="wepay--redwood-city-ca"/></text:h>
      <text:p text:style-name="P6">WePay is an online payment service provider which provides “payments for platforms”, where examples of platforms are GoFundMe, Care.com, and Xbox. It was acquired by JPMorgan Chase in October 2017.</text:p>
      <text:h text:style-name="Heading_20_4" text:outline-level="4"><text:bookmark-start text:name="devops-engineer-april-2015september-2016"/>DevOps Engineer (April 2015—September 2016)<text:bookmark-end text:name="devops-engineer-april-2015september-2016"/></text:h>
      <text:list text:style-name="L5">
        <text:list-item>
          <text:p text:style-name="P7">Led a cross-company initiative to upgrade the monolithic application from <text:a xlink:type="simple" xlink:href="https://www.php.net" office:name=""><text:span text:style-name="Definition">PHP</text:span></text:a> 5.4 to PHP 5.6 (the latest at the time). Facilitated cross-team collaboration among all major engineering teams and QA departments to achieve results.</text:p>
        </text:list-item>
        <text:list-item>
          <text:p text:style-name="P7">Initiated a program to automate the creation of base server images for cloud servers. This allowed new servers to boot and begin serving traffic ~75% faster.</text:p>
        </text:list-item>
        <text:list-item>
          <text:p text:style-name="P7">Invested in monitoring and alerting systems to prevent customer-facing issues.</text:p>
        </text:list-item>
      </text:list>
      <text:h text:style-name="Heading_20_4" text:outline-level="4"><text:bookmark-start text:name="senior-api-engineer-april-2014april-2015"/>Senior API Engineer (April 2014—April 2015)<text:bookmark-end text:name="senior-api-engineer-april-2014april-2015"/></text:h>
      <text:list text:style-name="L6">
        <text:list-item>
          <text:p text:style-name="P8">Led the company’s <text:a xlink:type="simple" xlink:href="https://www.hackerone.com" office:name=""><text:span text:style-name="Definition">HackerOne</text:span></text:a> program, coordinating across teams to address security issues.</text:p>
        </text:list-item>
        <text:list-item>
          <text:p text:style-name="P8">Built a development environment for engineering teams. Reduced new engineer onboarding time from 2 weeks to 1 day.</text:p>
        </text:list-item>
        <text:list-item>
          <text:p text:style-name="P8">Expanded WePay’s payment security offerings by designing MFA-as-a-Service (U.S. patent filing <text:a xlink:type="simple" xlink:href="https://patents.google.com/patent/US20160241536A1/en?inventor=Ryan+Parman" office:name=""><text:span text:style-name="Definition">US15042104</text:span></text:a>).</text:p>
        </text:list-item>
      </text:list>
      <text:h text:style-name="Heading_20_3" text:outline-level="3"><text:bookmark-start text:name="amazon-web-services--seattle-wa"/><text:a xlink:type="simple" xlink:href="https://www.crunchbase.com/organization/amazon-web-services" office:name=""><text:span text:style-name="Definition">Amazon Web Services</text:span></text:a> — Seattle, WA<text:bookmark-end text:name="amazon-web-services--seattle-wa"/></text:h>
      <text:p text:style-name="P9">Amazon Web Services provides on-demand cloud computing platforms and APIs to individuals, companies, and governments, on a metered, pay-as-you-go basis.</text:p>
      <text:h text:style-name="Heading_20_4" text:outline-level="4"><text:bookmark-start text:name="web-development-engineer-ii-march-2010april-2014"/>Web Development Engineer II (March 2010—April 2014)<text:bookmark-end text:name="web-development-engineer-ii-march-2010april-2014"/></text:h>
      <text:list text:style-name="L7">
        <text:list-item>
          <text:p text:style-name="P10">Created the <text:a xlink:type="simple" xlink:href="https://aws.amazon.com/sdk-for-php/" office:name=""><text:span text:style-name="Definition">AWS SDK for PHP</text:span></text:a>, enabled AWS to reach the largest developer group — <text:a xlink:type="simple" xlink:href="https://www.php.net" office:name=""><text:span text:style-name="Definition">PHP</text:span></text:a>.</text:p>
        </text:list-item>
        <text:list-item>
          <text:p text:style-name="P10">Initiated the creation of <text:a xlink:type="simple" xlink:href="https://aws.amazon.com/sdk-for-php/" office:name=""><text:span text:style-name="Definition">AWS SDK for PHP</text:span></text:a> v2 to address changes in the PHP language and growth of AWS services.</text:p>
        </text:list-item>
        <text:list-item>
          <text:p text:style-name="P10">Led one of the first teams to provide reusable UI building blocks for the <text:a xlink:type="simple" xlink:href="https://console.aws.amazon.com" office:name=""><text:span text:style-name="Definition">AWS Management Console</text:span></text:a>, by collaborating directly with the AWS Design team.</text:p>
        </text:list-item>
        <text:list-item>
          <text:p text:style-name="P10">Invested in increased transparency, better communication, and improved tooling for developers. [<text:a xlink:type="simple" xlink:href="https://github.com/skyzyx/resume/blob/master/amazon-specifics.md" office:name=""><text:span text:style-name="Definition">Examples</text:span></text:a>]</text:p>
        </text:list-item>
      </text:list>
      <text:h text:style-name="Heading_20_2" text:outline-level="2"><text:bookmark-start text:name="examples-of-technical-documentation"/>Examples of Technical Documentation<text:bookmark-end text:name="examples-of-technical-documentation"/></text:h>
      <text:p text:style-name="First_20_paragraph">Much of my other work is published inside of corporate Confluence/wikis. Here are some examples of my public-facing documentation:</text:p>
      <text:list text:style-name="L8">
        <text:list-item>
          <text:p text:style-name="P11"><text:a xlink:type="simple" xlink:href="https://github.com/northwood-labs/macos-for-development/wiki" office:name=""><text:span text:style-name="Definition">Setting up macOS for development</text:span></text:a></text:p>
        </text:list-item>
        <text:list-item>
          <text:p text:style-name="P11"><text:a xlink:type="simple" xlink:href="https://github.com/northwood-labs/local-lambda-environments-with-go" office:name=""><text:span text:style-name="Definition">Local AWS Lambda environments (with Go)</text:span></text:a></text:p>
        </text:list-item>
        <text:list-item>
          <text:p text:style-name="P11"><text:a xlink:type="simple" xlink:href="https://github.com/northwood-labs/devsec-tools/blob/main/docs/localdev.md" office:name=""><text:span text:style-name="Definition">Local development environment (devsec-tools)</text:span></text:a></text:p>
        </text:list-item>
        <text:list-item>
          <text:p text:style-name="P11"><text:a xlink:type="simple" xlink:href="https://github.com/northwood-labs/devsec-tools/blob/main/docs/configuring-datagrip-for-valkey.md" office:name=""><text:span text:style-name="Definition">Configuring DataGrip for Valkey (devsec-tools)</text:span></text:a></text:p>
        </text:list-item>
        <text:list-item>
          <text:p text:style-name="P11">Diagrams of Artifactory <text:a xlink:type="simple" xlink:href="https://whimsical.com/artifactory-infrastructure-diagram-5MbWJd8BJfMbRWhfZwtHhQ" office:name=""><text:span text:style-name="Definition">infrastructure</text:span></text:a> and <text:a xlink:type="simple" xlink:href="https://whimsical.com/artifactory-software-configuration-and-data-flow-QWZnvbv4SXTX2qkmKGZAqp" office:name=""><text:span text:style-name="Definition">software</text:span></text:a> configuration.</text:p>
        </text:list-item>
        <text:list-item>
          <text:p text:style-name="P11">Diagram of a <text:a xlink:type="simple" xlink:href="https://whimsical.com/tokengen-infrastructure-diagram-and-data-flow-5ZphqPDP826AaPZHKxCKSr" office:name=""><text:span text:style-name="Definition">secrets-rotation system</text:span></text:a>.</text:p>
        </text:list-item>
      </text:list>
      <text:h text:style-name="Heading_20_2" text:outline-level="2"><text:bookmark-start text:name="recommendations"/>Recommendations<text:bookmark-end text:name="recommendations"/></text:h>
      <text:p text:style-name="First_20_paragraph">See a <text:a xlink:type="simple" xlink:href="https://github.com/skyzyx/resume/blob/master/selected-recommendations.md" office:name=""><text:span text:style-name="Definition">selective list of recommendations</text:span></text:a> from co-workers and peers.</text:p>
      <text:h text:style-name="Heading_20_2" text:outline-level="2"><text:bookmark-start text:name="groups-and-accomplishments"/>Groups and Accomplishments<text:bookmark-end text:name="groups-and-accomplishments"/></text:h>
      <text:list text:style-name="L9">
        <text:list-item>
          <text:p text:style-name="P12">U.S. patent filing, <text:a xlink:type="simple" xlink:href="https://patents.google.com/patent/US20160241536A1/en?inventor=Ryan+Parman" office:name=""><text:span text:style-name="Definition">“System and Methods for User Authentication across Multiple Domains”</text:span></text:a> (US15042104) (2016)</text:p>
        </text:list-item>
        <text:list-item>
          <text:p text:style-name="P12">U.S. patent filing, <text:a xlink:type="simple" xlink:href="https://patents.google.com/patent/US8103870B2/en?inventor=Ryan+Parman" office:name=""><text:span text:style-name="Definition">“Hive-based Peer-to-Peer Network”</text:span></text:a> (US8103870B2) (2007)</text:p>
        </text:list-item>
        <text:list-item>
          <text:p text:style-name="P12">Voting representative for AWS, <text:a xlink:type="simple" xlink:href="http://www.php-fig.org" office:name=""><text:span text:style-name="Definition">PHP Framework Interoperability Group</text:span></text:a> (2012–2013)</text:p>
        </text:list-item>
      </text:list>
      <text:h text:style-name="Heading_20_2" text:outline-level="2"><text:bookmark-start text:name="skills"/>Skills<text:bookmark-end text:name="skills"/></text:h>
      <text:p text:style-name="First_20_paragraph">This list is not exhaustive, but these are software and skills I leveraged in the roles above which are most relevant to PM, TPM, and Product roles.</text:p>
      <text:p text:style-name="Text_20_body"><text:a xlink:type="simple" xlink:href="https://www.atlassian.com/software/confluence" office:name=""><text:span text:style-name="Definition">Confluence</text:span></text:a>, <text:a xlink:type="simple" xlink:href="https://www.atlassian.com/software/jira" office:name=""><text:span text:style-name="Definition">Jira</text:span></text:a>, building platforms, coordination with downstream services, cross-collaboration (dozens of teams, hundreds of services), organization of complex projects, product development, product roadmap management, project documentation, project management, risk mitigation, stakeholder management, technical documentation, vendor management.</text:p>
      <text:h text:style-name="Heading_20_2" text:outline-level="2"><text:bookmark-start text:name="education"/>Education<text:bookmark-end text:name="education"/></text:h>
      <text:p text:style-name="First_20_paragraph"><text:span text:style-name="T2">Silicon Valley College</text:span> (now <text:a xlink:type="simple" xlink:href="http://carrington.edu/schools/san-jose-california/" office:name=""><text:span text:style-name="Definition">Carrington College</text:span></text:a>), San Jose, CA. Bachelor of Arts, <text:span text:style-name="T2">Design and Visualization</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name="Arial Unicode MS" svg:font-family="'Arial Unicode MS'"/>
    <style:font-face style:font-family-generic="system" style:font-pitch="variable" style:name="Arial Unicode MS1" svg:font-family="'Arial Unicode MS'"/>
    <style:font-face style:font-pitch="variable" style:name="Calibri" svg:font-family="Calibri"/>
    <style:font-face style:font-family-generic="roman" style:font-pitch="variable" style:name="Calibri1" svg:font-family="Calibri"/>
    <style:font-face style:font-family-generic="system" style:font-pitch="variable" style:name="Calibri2" svg:font-family="Calibri"/>
    <style:font-face style:font-family-generic="roman" style:font-pitch="variable" style:name="Cambria" svg:font-family="Cambria"/>
    <style:font-face style:font-pitch="variable" style:name="Consolas" svg:font-family="Consolas"/>
    <style:font-face style:font-family-generic="system" style:font-pitch="variable" style:name="Courier New" svg:font-family="'Courier New'"/>
    <style:font-face style:font-adornments="Regular" style:font-family-generic="modern" style:font-pitch="fixed" style:name="Courier New1" svg:font-family="'Courier New'"/>
    <style:font-face style:font-family-generic="system" style:font-pitch="variable" style:name="F" svg:font-family=""/>
    <style:font-face style:font-family-generic="swiss" style:font-pitch="variable" style:name="Liberation Sans" svg:font-family="'Liberation Sans'"/>
    <style:font-face style:font-family-generic="system" style:font-pitch="variable" style:name="Symbol" svg:font-family="Symbol"/>
    <style:font-face style:font-adornments="Regular" style:font-pitch="variable" style:name="Symbol1" svg:font-family="Symbol"/>
    <style:font-face style:font-family-generic="system" style:font-pitch="variable" style:name="Times New Roman" svg:font-family="'Times New Roman'"/>
    <style:font-face style:font-family-generic="system" style:font-pitch="variable" style:name="Wingdings" svg:font-family="Wingdings"/>
    <style:font-face style:font-adornments="Regular" style:font-pitch="variable" style:name="Wingdings1" svg:font-family="Wingdings"/>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no-wrap"/>
      <style:paragraph-properties style:font-independent-line-spacing="false" style:line-break="strict" style:text-autospace="ideograph-alpha" style:writing-mode="lr-tb" loext:tab-stop-distance="0in">
        <style:tab-stops/>
      </style:paragraph-properties>
      <style:text-properties style:country-asian="US" style:country-complex="SA" style:font-name="Calibri1" style:font-name-asian="Calibri2" style:font-name-complex="F" style:font-size-asian="12pt" style:font-size-complex="12pt" style:language-asian="en" style:language-complex="ar" style:letter-kerning="false" style:use-window-font-color="true" fo:country="US" fo:font-size="12pt" fo:language="en" loext:opacity="0%"/>
    </style:default-style>
    <style:default-style style:family="paragraph">
      <style:paragraph-properties style:line-break="strict" style:punctuation-wrap="hanging" style:tab-stop-distance="0.5in" style:text-autospace="ideograph-alpha" style:writing-mode="page" fo:hyphenation-keep="auto" fo:hyphenation-ladder-count="no-limit" loext:hyphenation-keep-type="column"/>
      <style:text-properties style:country-asian="US" style:country-complex="SA" style:font-name="Calibri1" style:font-name-asian="Calibri2" style:font-name-complex="F" style:font-size-asian="12pt" style:font-size-complex="12pt" style:language-asian="en" style:language-complex="ar" style:letter-kerning="false" style:use-window-font-color="true" fo:country="US" fo:font-size="12pt" fo:hyphenate="false" fo:hyphenation-push-char-count="2" fo:hyphenation-remain-char-count="2" fo:language="en" loext:hyphenation-no-caps="false" loext:hyphenation-no-last-word="false" loext:hyphenation-word-char-count="5"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paragraph-properties style:contextual-spacing="false" style:justify-single-word="false" style:writing-mode="lr-tb" fo:margin-bottom="0.0555in" fo:margin-top="0in" fo:orphans="2" fo:text-align="start" fo:widows="2"/>
      <style:text-properties style:font-size-asian="10pt" fo:font-size="10pt"/>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Arial Unicode MS'" style:font-family-complex="'Arial Unicode MS'" style:font-family-generic="swiss" style:font-family-generic-asian="system" style:font-family-generic-complex="system" style:font-name="Liberation Sans" style:font-name-asian="Arial Unicode MS1" style:font-name-complex="Arial Unicode MS1" style:font-pitch="variable" style:font-pitch-asian="variable" style:font-pitch-complex="variable" style:font-size-asian="14pt" style:font-size-complex="14pt" fo:font-family="'Liberation Sans'" fo:font-size="14pt"/>
    </style:style>
    <style:style style:class="text" style:display-name="Text body" style:family="paragraph" style:name="Text_20_body" style:parent-style-name="Standard">
      <style:paragraph-properties style:contextual-spacing="false" fo:margin-bottom="0.1252in" fo:margin-top="0.1252in"/>
    </style:style>
    <style:style style:class="list" style:family="paragraph" style:name="List" style:parent-style-name="Text_20_body">
      <style:text-properties style:font-family-complex="'Arial Unicode MS'" style:font-family-generic-complex="swiss" style:font-name-complex="Arial Unicode MS" style:font-size-asian="12pt"/>
    </style:style>
    <style:style style:class="extra" style:family="paragraph" style:name="Caption" style:parent-style-name="Standard" loext:linked-style-name="Caption_20_Char">
      <style:paragraph-properties style:contextual-spacing="false" fo:margin-bottom="0.0835in" fo:margin-top="0in"/>
      <style:text-properties style:font-style-asian="italic" fo:font-style="italic"/>
    </style:style>
    <style:style style:class="index" style:family="paragraph" style:name="Index" style:parent-style-name="Standard">
      <style:paragraph-properties text:line-number="0" text:number-lines="false"/>
      <style:text-properties style:font-family-complex="'Arial Unicode MS'" style:font-family-generic-complex="swiss" style:font-name-complex="Arial Unicode MS" style:font-size-asian="12pt"/>
    </style:style>
    <style:style style:auto-update="true" style:class="text" style:default-outline-level="1" style:display-name="Heading 1" style:family="paragraph" style:list-style-name="" style:name="Heading_20_1" style:next-style-name="Text_20_body" style:parent-style-name="Standard" loext:linked-style-name="Heading_20_1_20_Char">
      <style:paragraph-properties style:contextual-spacing="false" fo:keep-together="always" fo:keep-with-next="always" fo:margin-bottom="0.0555in" fo:margin-top="0.25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6pt" style:font-size-complex="20pt" style:font-weight-asian="bold" fo:color="#0f4761" fo:font-family="Cambria" fo:font-size="16pt" fo:font-weight="bold" loext:opacity="100%">
        <loext:char-complex-color loext:color-type="theme" loext:theme-type="accent1">
          <loext:transformation loext:type="shade" loext:value="2509"/>
        </loext:char-complex-color>
      </style:text-properties>
    </style:style>
    <style:style style:auto-update="true" style:class="text" style:default-outline-level="2" style:display-name="Heading 2" style:family="paragraph" style:list-style-name="" style:name="Heading_20_2" style:next-style-name="Text_20_body" style:parent-style-name="Standard" loext:linked-style-name="Heading_20_2_20_Char">
      <style:paragraph-properties style:contextual-spacing="false" fo:keep-together="always" fo:keep-with-next="always" fo:margin-bottom="0.0555in" fo:margin-top="0.111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4pt" style:font-size-complex="16pt" style:font-weight-asian="bold" fo:color="#0f4761" fo:font-family="Cambria" fo:font-size="14pt" fo:font-weight="bold" loext:opacity="100%">
        <loext:char-complex-color loext:color-type="theme" loext:theme-type="accent1">
          <loext:transformation loext:type="shade" loext:value="2509"/>
        </loext:char-complex-color>
      </style:text-properties>
    </style:style>
    <style:style style:auto-update="true" style:class="text" style:default-outline-level="3" style:display-name="Heading 3" style:family="paragraph" style:list-style-name="" style:name="Heading_20_3" style:next-style-name="Text_20_body" style:parent-style-name="Standard" loext:linked-style-name="Heading_20_3_20_Char">
      <style:paragraph-properties style:contextual-spacing="false" fo:keep-together="always" fo:keep-with-next="always" fo:margin-bottom="0.0555in" fo:margin-top="0.111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3pt" style:font-size-complex="14pt" style:font-weight-asian="bold" fo:color="#0f4761" fo:font-family="Cambria" fo:font-size="13pt" fo:font-weight="bold" loext:opacity="100%">
        <loext:char-complex-color loext:color-type="theme" loext:theme-type="accent1">
          <loext:transformation loext:type="shade" loext:value="2509"/>
        </loext:char-complex-color>
      </style:text-properties>
    </style:style>
    <style:style style:auto-update="true" style:class="text" style:default-outline-level="4" style:display-name="Heading 4" style:family="paragraph" style:list-style-name="" style:name="Heading_20_4" style:next-style-name="Text_20_body" style:parent-style-name="Standard" loext:linked-style-name="Heading_20_4_20_Char">
      <style:paragraph-properties style:contextual-spacing="false" fo:keep-together="always" fo:keep-with-next="always" fo:margin-bottom="0.028in" fo:margin-top="0.0555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2pt" style:font-style-asian="italic" style:font-style-complex="italic" fo:color="#0f4761" fo:font-family="Cambria" fo:font-size="12pt" fo:font-style="italic" loext:opacity="100%">
        <loext:char-complex-color loext:color-type="theme" loext:theme-type="accent1">
          <loext:transformation loext:type="shade" loext:value="2509"/>
        </loext:char-complex-color>
      </style:text-properties>
    </style:style>
    <style:style style:class="text" style:default-outline-level="5" style:display-name="Heading 5" style:family="paragraph" style:list-style-name="" style:name="Heading_20_5" style:next-style-name="Text_20_body" style:parent-style-name="Standard" loext:linked-style-name="Heading_20_5_20_Char">
      <style:paragraph-properties style:contextual-spacing="false" fo:keep-together="always" fo:keep-with-next="always" fo:margin-bottom="0.028in" fo:margin-top="0.0555in"/>
      <style:text-properties style:font-family-generic-asian="system" style:font-family-generic-complex="system" style:font-name-asian="F" style:font-name-complex="F" style:font-pitch-asian="variable" style:font-pitch-complex="variable" fo:color="#0f4761" loext:opacity="100%">
        <loext:char-complex-color loext:color-type="theme" loext:theme-type="accent1">
          <loext:transformation loext:type="shade" loext:value="2509"/>
        </loext:char-complex-color>
      </style:text-properties>
    </style:style>
    <style:style style:class="text" style:default-outline-level="6" style:display-name="Heading 6" style:family="paragraph" style:list-style-name="" style:name="Heading_20_6" style:next-style-name="Text_20_body" style:parent-style-name="Standard" loext:linked-style-name="Heading_20_6_20_Char">
      <style:paragraph-properties style:contextual-spacing="false" fo:keep-together="always" fo:keep-with-next="always" fo:margin-bottom="0in" fo:margin-top="0.028in"/>
      <style:text-properties style:font-family-generic-asian="system" style:font-family-generic-complex="system" style:font-name-asian="F" style:font-name-complex="F" style:font-pitch-asian="variable" style:font-pitch-complex="variable" style:font-style-asian="italic" style:font-style-complex="italic" fo:color="#595959" fo:font-style="italic" loext:opacity="100%">
        <loext:char-complex-color loext:color-type="theme" loext:theme-type="dark1">
          <loext:transformation loext:type="tint" loext:value="3490"/>
        </loext:char-complex-color>
      </style:text-properties>
    </style:style>
    <style:style style:class="text" style:default-outline-level="7" style:display-name="Heading 7" style:family="paragraph" style:list-style-name="" style:name="Heading_20_7" style:next-style-name="Text_20_body" style:parent-style-name="Standard" loext:linked-style-name="Heading_20_7_20_Char">
      <style:paragraph-properties style:contextual-spacing="false" fo:keep-together="always" fo:keep-with-next="always" fo:margin-bottom="0in" fo:margin-top="0.028in"/>
      <style:text-properties style:font-family-generic-asian="system" style:font-family-generic-complex="system" style:font-name-asian="F" style:font-name-complex="F" style:font-pitch-asian="variable" style:font-pitch-complex="variable" fo:color="#595959" loext:opacity="100%">
        <loext:char-complex-color loext:color-type="theme" loext:theme-type="dark1">
          <loext:transformation loext:type="tint" loext:value="3490"/>
        </loext:char-complex-color>
      </style:text-properties>
    </style:style>
    <style:style style:class="text" style:default-outline-level="8" style:display-name="Heading 8" style:family="paragraph" style:list-style-name="" style:name="Heading_20_8" style:next-style-name="Text_20_body" style:parent-style-name="Standard" loext:linked-style-name="Heading_20_8_20_Char">
      <style:paragraph-properties style:contextual-spacing="false" fo:keep-together="always" fo:keep-with-next="always" fo:margin-bottom="0in" fo:margin-top="0in"/>
      <style:text-properties style:font-family-generic-asian="system" style:font-family-generic-complex="system" style:font-name-asian="F" style:font-name-complex="F" style:font-pitch-asian="variable" style:font-pitch-complex="variable" style:font-style-asian="italic" style:font-style-complex="italic" fo:color="#272727" fo:font-style="italic" loext:opacity="100%">
        <loext:char-complex-color loext:color-type="theme" loext:theme-type="dark1">
          <loext:transformation loext:type="tint" loext:value="1529"/>
        </loext:char-complex-color>
      </style:text-properties>
    </style:style>
    <style:style style:class="text" style:default-outline-level="9" style:display-name="Heading 9" style:family="paragraph" style:list-style-name="" style:name="Heading_20_9" style:next-style-name="Text_20_body" style:parent-style-name="Standard" loext:linked-style-name="Heading_20_9_20_Char">
      <style:paragraph-properties style:contextual-spacing="false" fo:keep-together="always" fo:keep-with-next="always" fo:margin-bottom="0in" fo:margin-top="0in"/>
      <style:text-properties style:font-family-generic-asian="system" style:font-family-generic-complex="system" style:font-name-asian="F" style:font-name-complex="F" style:font-pitch-asian="variable" style:font-pitch-complex="variable" fo:color="#272727" loext:opacity="100%">
        <loext:char-complex-color loext:color-type="theme" loext:theme-type="dark1">
          <loext:transformation loext:type="tint" loext:value="1529"/>
        </loext:char-complex-color>
      </style:text-properties>
    </style:style>
    <style:style style:auto-update="true" style:display-name="First Paragraph" style:family="paragraph" style:name="First_20_Paragraph" style:next-style-name="Text_20_body" style:parent-style-name="Text_20_body">
      <style:text-properties style:font-family-generic="roman" style:font-name="Cambria" style:font-pitch="variable" fo:font-family="Cambria"/>
    </style:style>
    <style:style style:family="paragraph" style:name="Compact" style:parent-style-name="Text_20_body">
      <style:paragraph-properties style:contextual-spacing="false" fo:margin-bottom="0.0252in" fo:margin-top="0.0252in"/>
    </style:style>
    <style:style style:class="chapter" style:family="paragraph" style:name="Title" style:next-style-name="Text_20_body" style:parent-style-name="Standard" loext:linked-style-name="Title_20_Char">
      <style:paragraph-properties style:contextual-spacing="true" style:justify-single-word="false" fo:margin-bottom="0.0555in" fo:margin-top="0in" fo:text-align="center"/>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28pt" style:font-size-complex="28pt" style:letter-kerning="true" fo:font-family="Cambria" fo:font-size="28pt" fo:letter-spacing="-0.0071in"/>
    </style:style>
    <style:style style:class="chapter" style:family="paragraph" style:name="Subtitle" style:next-style-name="Text_20_body" style:parent-style-name="Title" loext:linked-style-name="Subtitle_20_Char">
      <style:text-properties style:font-size-asian="14pt" style:font-size-complex="14pt" fo:font-size="14pt" fo:letter-spacing="0.0102in"/>
    </style:style>
    <style:style style:family="paragraph" style:name="Author" style:next-style-name="Text_20_body">
      <style:paragraph-properties style:contextual-spacing="false" style:justify-single-word="false" style:writing-mode="lr-tb" fo:keep-together="always" fo:keep-with-next="always" fo:margin-bottom="0.0555in" fo:margin-top="0in" fo:orphans="2" fo:text-align="center" fo:widows="2"/>
    </style:style>
    <style:style style:family="paragraph" style:name="Date" style:next-style-name="Text_20_body">
      <style:paragraph-properties style:contextual-spacing="false" style:justify-single-word="false" style:writing-mode="lr-tb" fo:keep-together="always" fo:keep-with-next="always" fo:margin-bottom="0.0555in" fo:margin-top="0in" fo:orphans="2" fo:text-align="center" fo:widows="2"/>
    </style:style>
    <style:style style:display-name="Abstract Title" style:family="paragraph" style:name="Abstract_20_Title" style:next-style-name="Abstract" style:parent-style-name="Standard">
      <style:paragraph-properties style:contextual-spacing="false" style:justify-single-word="false" fo:keep-together="always" fo:keep-with-next="always" fo:margin-bottom="0in" fo:margin-top="0.2083in" fo:text-align="center"/>
      <style:text-properties style:font-size-complex="10pt" style:font-weight-asian="bold" fo:font-weight="bold"/>
    </style:style>
    <style:style style:family="paragraph" style:name="Abstract" style:next-style-name="Text_20_body" style:parent-style-name="Standard">
      <style:paragraph-properties style:contextual-spacing="false" fo:keep-together="always" fo:keep-with-next="always" fo:margin-bottom="0.2083in" fo:margin-top="0.0693in"/>
      <style:text-properties style:font-size-complex="10pt"/>
    </style:style>
    <style:style style:family="paragraph" style:name="Bibliography" style:parent-style-name="Standard"/>
    <style:style style:display-name="Block Text" style:family="paragraph" style:name="Block_20_Text" style:next-style-name="Text_20_body" style:parent-style-name="Text_20_body">
      <style:paragraph-properties style:contextual-spacing="false" fo:margin-bottom="0.0693in" fo:margin-left="0.3335in" fo:margin-right="0.3335in" fo:margin-top="0.0693in"/>
    </style:style>
    <style:style style:class="extra" style:family="paragraph" style:name="Footnote" style:parent-style-name="Standard"/>
    <style:style style:display-name="Footnote Block Text" style:family="paragraph" style:name="Footnote_20_Block_20_Text" style:next-style-name="Footnote" style:parent-style-name="Footnote">
      <style:paragraph-properties style:contextual-spacing="false" fo:margin-bottom="0.0693in" fo:margin-left="0.3335in" fo:margin-right="0.3335in" fo:margin-top="0.0693in"/>
    </style:style>
    <style:style style:display-name="Definition Term" style:family="paragraph" style:name="Definition_20_Term" style:next-style-name="Definition" style:parent-style-name="Standard">
      <style:paragraph-properties style:contextual-spacing="false" fo:keep-together="always" fo:keep-with-next="always" fo:margin-bottom="0in" fo:margin-top="0in"/>
      <style:text-properties style:font-weight-asian="bold" fo:font-weight="bold"/>
    </style:style>
    <style:style style:family="paragraph" style:name="Definition" style:parent-style-name="Standard"/>
    <style:style style:display-name="Table Caption" style:family="paragraph" style:name="Table_20_Caption" style:parent-style-name="Caption">
      <style:paragraph-properties fo:keep-with-next="always"/>
    </style:style>
    <style:style style:display-name="Image Caption" style:family="paragraph" style:name="Image_20_Caption" style:parent-style-name="Caption"/>
    <style:style style:class="extra" style:family="paragraph" style:name="Figure" style:parent-style-name="Standard"/>
    <style:style style:display-name="Captioned Figure" style:family="paragraph" style:name="Captioned_20_Figure" style:parent-style-name="Figure">
      <style:paragraph-properties fo:keep-with-next="always"/>
    </style:style>
    <style:style style:class="index" style:display-name="Index Heading" style:family="paragraph" style:name="Index_20_Heading" style:parent-style-name="Heading"/>
    <style:style style:class="index" style:default-outline-level="" style:display-name="Contents Heading" style:family="paragraph" style:name="Contents_20_Heading" style:next-style-name="Text_20_body" style:parent-style-name="Heading_20_1">
      <style:paragraph-properties style:contextual-spacing="false" fo:line-height="108%" fo:margin-bottom="0.0555in" fo:margin-top="0.1665in"/>
    </style:style>
    <style:style style:display-name="Source Code" style:family="paragraph" style:name="Source_20_Code" style:parent-style-name="Standard" loext:linked-style-name="Verbatim_20_Char"/>
    <style:style style:display-name="Default Paragraph Font" style:family="text" style:name="Default_20_Paragraph_20_Font"/>
    <style:style style:display-name="Title Char" style:family="text" style:name="Title_20_Char" style:parent-style-name="Default_20_Paragraph_20_Font" loext:linked-style-name="Title">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28pt" style:font-size-complex="28pt" style:letter-kerning="true" fo:font-family="Cambria" fo:font-size="28pt" fo:letter-spacing="-0.0071in"/>
    </style:style>
    <style:style style:display-name="Subtitle Char" style:family="text" style:name="Subtitle_20_Char" style:parent-style-name="Default_20_Paragraph_20_Font" loext:linked-style-name="Subtitle">
      <style:text-properties style:font-family-generic-asian="system" style:font-family-generic-complex="system" style:font-name-asian="F" style:font-name-complex="F" style:font-pitch-asian="variable" style:font-pitch-complex="variable" style:font-size-asian="14pt" style:font-size-complex="14pt" fo:color="#595959" fo:font-size="14pt" fo:letter-spacing="0.0102in" loext:opacity="100%">
        <loext:char-complex-color loext:color-type="theme" loext:theme-type="dark1">
          <loext:transformation loext:type="tint" loext:value="3490"/>
        </loext:char-complex-color>
      </style:text-properties>
    </style:style>
    <style:style style:display-name="Heading 1 Char" style:family="text" style:name="Heading_20_1_20_Char" style:parent-style-name="Default_20_Paragraph_20_Font" loext:linked-style-name="Heading_20_1">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6pt" style:font-size-complex="20pt" style:font-weight-asian="bold" fo:color="#0f4761" fo:font-family="Cambria" fo:font-size="16pt" fo:font-weight="bold" loext:opacity="100%">
        <loext:char-complex-color loext:color-type="theme" loext:theme-type="accent1">
          <loext:transformation loext:type="shade" loext:value="2509"/>
        </loext:char-complex-color>
      </style:text-properties>
    </style:style>
    <style:style style:display-name="Heading 2 Char" style:family="text" style:name="Heading_20_2_20_Char" style:parent-style-name="Default_20_Paragraph_20_Font" loext:linked-style-name="Heading_20_2">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4pt" style:font-size-complex="16pt" style:font-weight-asian="bold" fo:color="#0f4761" fo:font-family="Cambria" fo:font-size="14pt" fo:font-weight="bold" loext:opacity="100%">
        <loext:char-complex-color loext:color-type="theme" loext:theme-type="accent1">
          <loext:transformation loext:type="shade" loext:value="2509"/>
        </loext:char-complex-color>
      </style:text-properties>
    </style:style>
    <style:style style:display-name="Heading 3 Char" style:family="text" style:name="Heading_20_3_20_Char" style:parent-style-name="Default_20_Paragraph_20_Font" loext:linked-style-name="Heading_20_3">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3pt" style:font-size-complex="14pt" style:font-weight-asian="bold" fo:color="#0f4761" fo:font-family="Cambria" fo:font-size="13pt" fo:font-weight="bold" loext:opacity="100%">
        <loext:char-complex-color loext:color-type="theme" loext:theme-type="accent1">
          <loext:transformation loext:type="shade" loext:value="2509"/>
        </loext:char-complex-color>
      </style:text-properties>
    </style:style>
    <style:style style:display-name="Heading 4 Char" style:family="text" style:name="Heading_20_4_20_Char" style:parent-style-name="Default_20_Paragraph_20_Font" loext:linked-style-name="Heading_20_4">
      <style:text-properties style:font-family-generic="roman" style:font-family-generic-asian="system" style:font-family-generic-complex="system" style:font-name="Cambria" style:font-name-asian="F" style:font-name-complex="F" style:font-pitch="variable" style:font-pitch-asian="variable" style:font-pitch-complex="variable" style:font-style-asian="italic" style:font-style-complex="italic" fo:color="#0f4761" fo:font-family="Cambria" fo:font-style="italic" loext:opacity="100%">
        <loext:char-complex-color loext:color-type="theme" loext:theme-type="accent1">
          <loext:transformation loext:type="shade" loext:value="2509"/>
        </loext:char-complex-color>
      </style:text-properties>
    </style:style>
    <style:style style:display-name="Heading 5 Char" style:family="text" style:name="Heading_20_5_20_Char" style:parent-style-name="Default_20_Paragraph_20_Font" loext:linked-style-name="Heading_20_5">
      <style:text-properties style:font-family-generic-asian="system" style:font-family-generic-complex="system" style:font-name-asian="F" style:font-name-complex="F" style:font-pitch-asian="variable" style:font-pitch-complex="variable" fo:color="#0f4761" loext:opacity="100%">
        <loext:char-complex-color loext:color-type="theme" loext:theme-type="accent1">
          <loext:transformation loext:type="shade" loext:value="2509"/>
        </loext:char-complex-color>
      </style:text-properties>
    </style:style>
    <style:style style:display-name="Heading 6 Char" style:family="text" style:name="Heading_20_6_20_Char" style:parent-style-name="Default_20_Paragraph_20_Font" loext:linked-style-name="Heading_20_6">
      <style:text-properties style:font-family-generic-asian="system" style:font-family-generic-complex="system" style:font-name-asian="F" style:font-name-complex="F" style:font-pitch-asian="variable" style:font-pitch-complex="variable" style:font-style-asian="italic" style:font-style-complex="italic" fo:color="#595959" fo:font-style="italic" loext:opacity="100%">
        <loext:char-complex-color loext:color-type="theme" loext:theme-type="dark1">
          <loext:transformation loext:type="tint" loext:value="3490"/>
        </loext:char-complex-color>
      </style:text-properties>
    </style:style>
    <style:style style:display-name="Heading 7 Char" style:family="text" style:name="Heading_20_7_20_Char" style:parent-style-name="Default_20_Paragraph_20_Font" loext:linked-style-name="Heading_20_7">
      <style:text-properties style:font-family-generic-asian="system" style:font-family-generic-complex="system" style:font-name-asian="F" style:font-name-complex="F" style:font-pitch-asian="variable" style:font-pitch-complex="variable" fo:color="#595959" loext:opacity="100%">
        <loext:char-complex-color loext:color-type="theme" loext:theme-type="dark1">
          <loext:transformation loext:type="tint" loext:value="3490"/>
        </loext:char-complex-color>
      </style:text-properties>
    </style:style>
    <style:style style:display-name="Heading 8 Char" style:family="text" style:name="Heading_20_8_20_Char" style:parent-style-name="Default_20_Paragraph_20_Font" loext:linked-style-name="Heading_20_8">
      <style:text-properties style:font-family-generic-asian="system" style:font-family-generic-complex="system" style:font-name-asian="F" style:font-name-complex="F" style:font-pitch-asian="variable" style:font-pitch-complex="variable" style:font-style-asian="italic" style:font-style-complex="italic" fo:color="#272727" fo:font-style="italic" loext:opacity="100%">
        <loext:char-complex-color loext:color-type="theme" loext:theme-type="dark1">
          <loext:transformation loext:type="tint" loext:value="1529"/>
        </loext:char-complex-color>
      </style:text-properties>
    </style:style>
    <style:style style:display-name="Heading 9 Char" style:family="text" style:name="Heading_20_9_20_Char" style:parent-style-name="Default_20_Paragraph_20_Font" loext:linked-style-name="Heading_20_9">
      <style:text-properties style:font-family-generic-asian="system" style:font-family-generic-complex="system" style:font-name-asian="F" style:font-name-complex="F" style:font-pitch-asian="variable" style:font-pitch-complex="variable" fo:color="#272727" loext:opacity="100%">
        <loext:char-complex-color loext:color-type="theme" loext:theme-type="dark1">
          <loext:transformation loext:type="tint" loext:value="1529"/>
        </loext:char-complex-color>
      </style:text-properties>
    </style:style>
    <style:style style:display-name="Caption Char" style:family="text" style:name="Caption_20_Char" style:parent-style-name="Default_20_Paragraph_20_Font" loext:linked-style-name="Caption"/>
    <style:style style:display-name="Verbatim Char" style:family="text" style:name="Verbatim_20_Char" style:parent-style-name="Caption_20_Char" loext:linked-style-name="Source_20_Code">
      <style:text-properties style:font-name="Consolas" style:font-pitch="variable" style:font-size-asian="11pt" fo:font-family="Consolas" fo:font-size="11pt"/>
    </style:style>
    <style:style style:display-name="Section Number" style:family="text" style:name="Section_20_Number" style:parent-style-name="Caption_20_Char"/>
    <style:style style:display-name="Footnote Symbol" style:family="text" style:name="Footnote_20_Symbol" style:parent-style-name="Caption_20_Char">
      <style:text-properties style:text-position="super 58%"/>
    </style:style>
    <style:style style:display-name="Footnote anchor" style:family="text" style:name="Footnote_20_anchor">
      <style:text-properties style:text-position="super 58%"/>
    </style:style>
    <style:style style:display-name="Internet link" style:family="text" style:name="Internet_20_link" style:parent-style-name="Caption_20_Char">
      <style:text-properties fo:color="#156082" loext:opacity="100%">
        <loext:char-complex-color loext:color-type="theme" loext:theme-type="accent1"/>
      </style:text-properties>
    </style:style>
    <style:style style:family="text" style:name="KeywordTok" style:parent-style-name="Verbatim_20_Char">
      <style:text-properties style:font-name="Consolas" style:font-pitch="variable" style:font-size-asian="11pt" style:font-weight-asian="bold" fo:color="#007020" fo:font-family="Consolas" fo:font-size="11pt" fo:font-weight="bold" loext:opacity="100%"/>
    </style:style>
    <style:style style:family="text" style:name="DataTypeTok" style:parent-style-name="Verbatim_20_Char">
      <style:text-properties style:font-name="Consolas" style:font-pitch="variable" style:font-size-asian="11pt" fo:color="#902000" fo:font-family="Consolas" fo:font-size="11pt" loext:opacity="100%"/>
    </style:style>
    <style:style style:family="text" style:name="DecValTok" style:parent-style-name="Verbatim_20_Char">
      <style:text-properties style:font-name="Consolas" style:font-pitch="variable" style:font-size-asian="11pt" fo:color="#40a070" fo:font-family="Consolas" fo:font-size="11pt" loext:opacity="100%"/>
    </style:style>
    <style:style style:family="text" style:name="BaseNTok" style:parent-style-name="Verbatim_20_Char">
      <style:text-properties style:font-name="Consolas" style:font-pitch="variable" style:font-size-asian="11pt" fo:color="#40a070" fo:font-family="Consolas" fo:font-size="11pt" loext:opacity="100%"/>
    </style:style>
    <style:style style:family="text" style:name="FloatTok" style:parent-style-name="Verbatim_20_Char">
      <style:text-properties style:font-name="Consolas" style:font-pitch="variable" style:font-size-asian="11pt" fo:color="#40a070" fo:font-family="Consolas" fo:font-size="11pt" loext:opacity="100%"/>
    </style:style>
    <style:style style:family="text" style:name="ConstantTok" style:parent-style-name="Verbatim_20_Char">
      <style:text-properties style:font-name="Consolas" style:font-pitch="variable" style:font-size-asian="11pt" fo:color="#880000" fo:font-family="Consolas" fo:font-size="11pt" loext:opacity="100%"/>
    </style:style>
    <style:style style:family="text" style:name="CharTok" style:parent-style-name="Verbatim_20_Char">
      <style:text-properties style:font-name="Consolas" style:font-pitch="variable" style:font-size-asian="11pt" fo:color="#4070a0" fo:font-family="Consolas" fo:font-size="11pt" loext:opacity="100%"/>
    </style:style>
    <style:style style:family="text" style:name="SpecialCharTok" style:parent-style-name="Verbatim_20_Char">
      <style:text-properties style:font-name="Consolas" style:font-pitch="variable" style:font-size-asian="11pt" fo:color="#4070a0" fo:font-family="Consolas" fo:font-size="11pt" loext:opacity="100%"/>
    </style:style>
    <style:style style:family="text" style:name="StringTok" style:parent-style-name="Verbatim_20_Char">
      <style:text-properties style:font-name="Consolas" style:font-pitch="variable" style:font-size-asian="11pt" fo:color="#4070a0" fo:font-family="Consolas" fo:font-size="11pt" loext:opacity="100%"/>
    </style:style>
    <style:style style:family="text" style:name="VerbatimStringTok" style:parent-style-name="Verbatim_20_Char">
      <style:text-properties style:font-name="Consolas" style:font-pitch="variable" style:font-size-asian="11pt" fo:color="#4070a0" fo:font-family="Consolas" fo:font-size="11pt" loext:opacity="100%"/>
    </style:style>
    <style:style style:family="text" style:name="SpecialStringTok" style:parent-style-name="Verbatim_20_Char">
      <style:text-properties style:font-name="Consolas" style:font-pitch="variable" style:font-size-asian="11pt" fo:color="#bb6688" fo:font-family="Consolas" fo:font-size="11pt" loext:opacity="100%"/>
    </style:style>
    <style:style style:family="text" style:name="ImportTok" style:parent-style-name="Verbatim_20_Char">
      <style:text-properties style:font-name="Consolas" style:font-pitch="variable" style:font-size-asian="11pt" style:font-weight-asian="bold" fo:color="#008000" fo:font-family="Consolas" fo:font-size="11pt" fo:font-weight="bold" loext:opacity="100%"/>
    </style:style>
    <style:style style:family="text" style:name="CommentTok" style:parent-style-name="Verbatim_20_Char">
      <style:text-properties style:font-name="Consolas" style:font-pitch="variable" style:font-size-asian="11pt" style:font-style-asian="italic" fo:color="#60a0b0" fo:font-family="Consolas" fo:font-size="11pt" fo:font-style="italic" loext:opacity="100%"/>
    </style:style>
    <style:style style:family="text" style:name="DocumentationTok" style:parent-style-name="Verbatim_20_Char">
      <style:text-properties style:font-name="Consolas" style:font-pitch="variable" style:font-size-asian="11pt" style:font-style-asian="italic" fo:color="#ba2121" fo:font-family="Consolas" fo:font-size="11pt" fo:font-style="italic" loext:opacity="100%"/>
    </style:style>
    <style:style style:family="text" style:name="Annotation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CommentVar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OtherTok" style:parent-style-name="Verbatim_20_Char">
      <style:text-properties style:font-name="Consolas" style:font-pitch="variable" style:font-size-asian="11pt" fo:color="#007020" fo:font-family="Consolas" fo:font-size="11pt" loext:opacity="100%"/>
    </style:style>
    <style:style style:family="text" style:name="FunctionTok" style:parent-style-name="Verbatim_20_Char">
      <style:text-properties style:font-name="Consolas" style:font-pitch="variable" style:font-size-asian="11pt" fo:color="#06287e" fo:font-family="Consolas" fo:font-size="11pt" loext:opacity="100%"/>
    </style:style>
    <style:style style:family="text" style:name="VariableTok" style:parent-style-name="Verbatim_20_Char">
      <style:text-properties style:font-name="Consolas" style:font-pitch="variable" style:font-size-asian="11pt" fo:color="#19177c" fo:font-family="Consolas" fo:font-size="11pt" loext:opacity="100%"/>
    </style:style>
    <style:style style:family="text" style:name="ControlFlowTok" style:parent-style-name="Verbatim_20_Char">
      <style:text-properties style:font-name="Consolas" style:font-pitch="variable" style:font-size-asian="11pt" style:font-weight-asian="bold" fo:color="#007020" fo:font-family="Consolas" fo:font-size="11pt" fo:font-weight="bold" loext:opacity="100%"/>
    </style:style>
    <style:style style:family="text" style:name="OperatorTok" style:parent-style-name="Verbatim_20_Char">
      <style:text-properties style:font-name="Consolas" style:font-pitch="variable" style:font-size-asian="11pt" fo:color="#666666" fo:font-family="Consolas" fo:font-size="11pt" loext:opacity="100%"/>
    </style:style>
    <style:style style:family="text" style:name="BuiltInTok" style:parent-style-name="Verbatim_20_Char">
      <style:text-properties style:font-name="Consolas" style:font-pitch="variable" style:font-size-asian="11pt" fo:color="#008000" fo:font-family="Consolas" fo:font-size="11pt" loext:opacity="100%"/>
    </style:style>
    <style:style style:family="text" style:name="ExtensionTok" style:parent-style-name="Verbatim_20_Char">
      <style:text-properties style:font-name="Consolas" style:font-pitch="variable" style:font-size-asian="11pt" fo:font-family="Consolas" fo:font-size="11pt"/>
    </style:style>
    <style:style style:family="text" style:name="PreprocessorTok" style:parent-style-name="Verbatim_20_Char">
      <style:text-properties style:font-name="Consolas" style:font-pitch="variable" style:font-size-asian="11pt" fo:color="#bc7a00" fo:font-family="Consolas" fo:font-size="11pt" loext:opacity="100%"/>
    </style:style>
    <style:style style:family="text" style:name="AttributeTok" style:parent-style-name="Verbatim_20_Char">
      <style:text-properties style:font-name="Consolas" style:font-pitch="variable" style:font-size-asian="11pt" fo:color="#7d9029" fo:font-family="Consolas" fo:font-size="11pt" loext:opacity="100%"/>
    </style:style>
    <style:style style:family="text" style:name="RegionMarkerTok" style:parent-style-name="Verbatim_20_Char">
      <style:text-properties style:font-name="Consolas" style:font-pitch="variable" style:font-size-asian="11pt" fo:font-family="Consolas" fo:font-size="11pt"/>
    </style:style>
    <style:style style:family="text" style:name="Information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Warning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AlertTok" style:parent-style-name="Verbatim_20_Char">
      <style:text-properties style:font-name="Consolas" style:font-pitch="variable" style:font-size-asian="11pt" style:font-weight-asian="bold" fo:color="#ff0000" fo:font-family="Consolas" fo:font-size="11pt" fo:font-weight="bold" loext:opacity="100%"/>
    </style:style>
    <style:style style:family="text" style:name="ErrorTok" style:parent-style-name="Verbatim_20_Char">
      <style:text-properties style:font-name="Consolas" style:font-pitch="variable" style:font-size-asian="11pt" style:font-weight-asian="bold" fo:color="#ff0000" fo:font-family="Consolas" fo:font-size="11pt" fo:font-weight="bold" loext:opacity="100%"/>
    </style:style>
    <style:style style:family="text" style:name="NormalTok" style:parent-style-name="Verbatim_20_Char">
      <style:text-properties style:font-name="Consolas" style:font-pitch="variable" style:font-size-asian="11pt" fo:font-family="Consolas" fo:font-size="11pt"/>
    </style:style>
    <style:style style:display-name="ListLabel 1" style:family="text" style:name="ListLabel_20_1"/>
    <style:style style:display-name="ListLabel 2" style:family="text" style:name="ListLabel_20_2"/>
    <style:style style:display-name="ListLabel 3" style:family="text" style:name="ListLabel_20_3"/>
    <style:style style:display-name="ListLabel 4" style:family="text" style:name="ListLabel_20_4"/>
    <style:style style:display-name="ListLabel 5" style:family="text" style:name="ListLabel_20_5"/>
    <style:style style:display-name="ListLabel 6" style:family="text" style:name="ListLabel_20_6"/>
    <style:style style:display-name="ListLabel 7" style:family="text" style:name="ListLabel_20_7"/>
    <style:style style:display-name="ListLabel 8" style:family="text" style:name="ListLabel_20_8"/>
    <style:style style:display-name="ListLabel 9" style:family="text" style:name="ListLabel_20_9"/>
    <style:style style:display-name="ListLabel 10" style:family="text" style:name="ListLabel_20_10">
      <style:text-properties style:font-family-complex="Symbol" style:font-family-generic-complex="system" style:font-name="Calibri" style:font-name-complex="Symbol" style:font-pitch="variable" style:font-pitch-complex="variable" fo:font-family="Calibri"/>
    </style:style>
    <style:style style:display-name="ListLabel 11" style:family="text" style:name="ListLabel_20_11">
      <style:text-properties style:font-family-complex="'Courier New'" style:font-family-generic-complex="system" style:font-name="Calibri" style:font-name-complex="Courier New" style:font-pitch="variable" style:font-pitch-complex="variable" fo:font-family="Calibri"/>
    </style:style>
    <style:style style:display-name="ListLabel 12" style:family="text" style:name="ListLabel_20_12">
      <style:text-properties style:font-family-complex="Wingdings" style:font-family-generic-complex="system" style:font-name="Calibri" style:font-name-complex="Wingdings" style:font-pitch="variable" style:font-pitch-complex="variable" fo:font-family="Calibri"/>
    </style:style>
    <style:style style:display-name="ListLabel 13" style:family="text" style:name="ListLabel_20_13">
      <style:text-properties style:font-family-complex="Symbol" style:font-family-generic-complex="system" style:font-name="Calibri" style:font-name-complex="Symbol" style:font-pitch="variable" style:font-pitch-complex="variable" fo:font-family="Calibri"/>
    </style:style>
    <style:style style:display-name="ListLabel 14" style:family="text" style:name="ListLabel_20_14">
      <style:text-properties style:font-family-complex="'Courier New'" style:font-family-generic-complex="system" style:font-name="Calibri" style:font-name-complex="Courier New" style:font-pitch="variable" style:font-pitch-complex="variable" fo:font-family="Calibri"/>
    </style:style>
    <style:style style:display-name="ListLabel 15" style:family="text" style:name="ListLabel_20_15">
      <style:text-properties style:font-family-complex="Wingdings" style:font-family-generic-complex="system" style:font-name="Calibri" style:font-name-complex="Wingdings" style:font-pitch="variable" style:font-pitch-complex="variable" fo:font-family="Calibri"/>
    </style:style>
    <style:style style:display-name="ListLabel 16" style:family="text" style:name="ListLabel_20_16">
      <style:text-properties style:font-family-complex="Symbol" style:font-family-generic-complex="system" style:font-name="Calibri" style:font-name-complex="Symbol" style:font-pitch="variable" style:font-pitch-complex="variable" fo:font-family="Calibri"/>
    </style:style>
    <style:style style:display-name="ListLabel 17" style:family="text" style:name="ListLabel_20_17">
      <style:text-properties style:font-family-complex="'Courier New'" style:font-family-generic-complex="system" style:font-name="Calibri" style:font-name-complex="Courier New" style:font-pitch="variable" style:font-pitch-complex="variable" fo:font-family="Calibri"/>
    </style:style>
    <style:style style:display-name="ListLabel 18" style:family="text" style:name="ListLabel_20_18">
      <style:text-properties style:font-family-complex="Wingdings" style:font-family-generic-complex="system" style:font-name="Calibri" style:font-name-complex="Wingdings" style:font-pitch="variable" style:font-pitch-complex="variable" fo:font-family="Calibri"/>
    </style:style>
    <style:style style:display-name="ListLabel 19" style:family="text" style:name="ListLabel_20_19">
      <style:text-properties style:font-family-complex="Symbol" style:font-family-generic-complex="system" style:font-name="Calibri" style:font-name-complex="Symbol" style:font-pitch="variable" style:font-pitch-complex="variable" fo:font-family="Calibri"/>
    </style:style>
    <style:style style:display-name="ListLabel 20" style:family="text" style:name="ListLabel_20_20">
      <style:text-properties style:font-family-complex="'Courier New'" style:font-family-generic-complex="system" style:font-name="Calibri" style:font-name-complex="Courier New" style:font-pitch="variable" style:font-pitch-complex="variable" fo:font-family="Calibri"/>
    </style:style>
    <style:style style:display-name="ListLabel 21" style:family="text" style:name="ListLabel_20_21">
      <style:text-properties style:font-family-complex="Wingdings" style:font-family-generic-complex="system" style:font-name="Calibri" style:font-name-complex="Wingdings" style:font-pitch="variable" style:font-pitch-complex="variable" fo:font-family="Calibri"/>
    </style:style>
    <style:style style:display-name="ListLabel 22" style:family="text" style:name="ListLabel_20_22">
      <style:text-properties style:font-family-complex="Symbol" style:font-family-generic-complex="system" style:font-name="Calibri" style:font-name-complex="Symbol" style:font-pitch="variable" style:font-pitch-complex="variable" fo:font-family="Calibri"/>
    </style:style>
    <style:style style:display-name="ListLabel 23" style:family="text" style:name="ListLabel_20_23">
      <style:text-properties style:font-family-complex="'Courier New'" style:font-family-generic-complex="system" style:font-name="Calibri" style:font-name-complex="Courier New" style:font-pitch="variable" style:font-pitch-complex="variable" fo:font-family="Calibri"/>
    </style:style>
    <style:style style:display-name="ListLabel 24" style:family="text" style:name="ListLabel_20_24">
      <style:text-properties style:font-family-complex="Wingdings" style:font-family-generic-complex="system" style:font-name="Calibri" style:font-name-complex="Wingdings" style:font-pitch="variable" style:font-pitch-complex="variable" fo:font-family="Calibri"/>
    </style:style>
    <style:style style:display-name="ListLabel 25" style:family="text" style:name="ListLabel_20_25">
      <style:text-properties style:font-family-complex="Symbol" style:font-family-generic-complex="system" style:font-name="Calibri" style:font-name-complex="Symbol" style:font-pitch="variable" style:font-pitch-complex="variable" fo:font-family="Calibri"/>
    </style:style>
    <style:style style:display-name="ListLabel 26" style:family="text" style:name="ListLabel_20_26">
      <style:text-properties style:font-family-complex="'Courier New'" style:font-family-generic-complex="system" style:font-name="Calibri" style:font-name-complex="Courier New" style:font-pitch="variable" style:font-pitch-complex="variable" fo:font-family="Calibri"/>
    </style:style>
    <style:style style:display-name="ListLabel 27" style:family="text" style:name="ListLabel_20_27">
      <style:text-properties style:font-family-complex="Wingdings" style:font-family-generic-complex="system" style:font-name="Calibri" style:font-name-complex="Wingdings" style:font-pitch="variable" style:font-pitch-complex="variable" fo:font-family="Calibri"/>
    </style:style>
    <style:style style:display-name="ListLabel 28" style:family="text" style:name="ListLabel_20_28">
      <style:text-properties style:font-family-complex="Symbol" style:font-family-generic-complex="system" style:font-name="Calibri" style:font-name-complex="Symbol" style:font-pitch="variable" style:font-pitch-complex="variable" fo:font-family="Calibri"/>
    </style:style>
    <style:style style:display-name="ListLabel 29" style:family="text" style:name="ListLabel_20_29">
      <style:text-properties style:font-family-complex="'Courier New'" style:font-family-generic-complex="system" style:font-name="Calibri" style:font-name-complex="Courier New" style:font-pitch="variable" style:font-pitch-complex="variable" fo:font-family="Calibri"/>
    </style:style>
    <style:style style:display-name="ListLabel 30" style:family="text" style:name="ListLabel_20_30">
      <style:text-properties style:font-family-complex="Wingdings" style:font-family-generic-complex="system" style:font-name="Calibri" style:font-name-complex="Wingdings" style:font-pitch="variable" style:font-pitch-complex="variable" fo:font-family="Calibri"/>
    </style:style>
    <style:style style:display-name="ListLabel 31" style:family="text" style:name="ListLabel_20_31">
      <style:text-properties style:font-family-complex="Symbol" style:font-family-generic-complex="system" style:font-name="Calibri" style:font-name-complex="Symbol" style:font-pitch="variable" style:font-pitch-complex="variable" fo:font-family="Calibri"/>
    </style:style>
    <style:style style:display-name="ListLabel 32" style:family="text" style:name="ListLabel_20_32">
      <style:text-properties style:font-family-complex="'Courier New'" style:font-family-generic-complex="system" style:font-name="Calibri" style:font-name-complex="Courier New" style:font-pitch="variable" style:font-pitch-complex="variable" fo:font-family="Calibri"/>
    </style:style>
    <style:style style:display-name="ListLabel 33" style:family="text" style:name="ListLabel_20_33">
      <style:text-properties style:font-family-complex="Wingdings" style:font-family-generic-complex="system" style:font-name="Calibri" style:font-name-complex="Wingdings" style:font-pitch="variable" style:font-pitch-complex="variable" fo:font-family="Calibri"/>
    </style:style>
    <style:style style:display-name="ListLabel 34" style:family="text" style:name="ListLabel_20_34">
      <style:text-properties style:font-family-complex="Symbol" style:font-family-generic-complex="system" style:font-name="Calibri" style:font-name-complex="Symbol" style:font-pitch="variable" style:font-pitch-complex="variable" fo:font-family="Calibri"/>
    </style:style>
    <style:style style:display-name="ListLabel 35" style:family="text" style:name="ListLabel_20_35">
      <style:text-properties style:font-family-complex="'Courier New'" style:font-family-generic-complex="system" style:font-name="Calibri" style:font-name-complex="Courier New" style:font-pitch="variable" style:font-pitch-complex="variable" fo:font-family="Calibri"/>
    </style:style>
    <style:style style:display-name="ListLabel 36" style:family="text" style:name="ListLabel_20_36">
      <style:text-properties style:font-family-complex="Wingdings" style:font-family-generic-complex="system" style:font-name="Calibri" style:font-name-complex="Wingdings" style:font-pitch="variable" style:font-pitch-complex="variable" fo:font-family="Calibri"/>
    </style:style>
    <style:style style:display-name="ListLabel 37" style:family="text" style:name="ListLabel_20_37">
      <style:text-properties style:font-family-complex="Symbol" style:font-family-generic-complex="system" style:font-name="Calibri" style:font-name-complex="Symbol" style:font-pitch="variable" style:font-pitch-complex="variable" fo:font-family="Calibri"/>
    </style:style>
    <style:style style:display-name="ListLabel 38" style:family="text" style:name="ListLabel_20_38">
      <style:text-properties style:font-family-complex="'Courier New'" style:font-family-generic-complex="system" style:font-name="Calibri" style:font-name-complex="Courier New" style:font-pitch="variable" style:font-pitch-complex="variable" fo:font-family="Calibri"/>
    </style:style>
    <style:style style:display-name="ListLabel 39" style:family="text" style:name="ListLabel_20_39">
      <style:text-properties style:font-family-complex="Wingdings" style:font-family-generic-complex="system" style:font-name="Calibri" style:font-name-complex="Wingdings" style:font-pitch="variable" style:font-pitch-complex="variable" fo:font-family="Calibri"/>
    </style:style>
    <style:style style:display-name="ListLabel 40" style:family="text" style:name="ListLabel_20_40">
      <style:text-properties style:font-family-complex="Symbol" style:font-family-generic-complex="system" style:font-name="Calibri" style:font-name-complex="Symbol" style:font-pitch="variable" style:font-pitch-complex="variable" fo:font-family="Calibri"/>
    </style:style>
    <style:style style:display-name="ListLabel 41" style:family="text" style:name="ListLabel_20_41">
      <style:text-properties style:font-family-complex="'Courier New'" style:font-family-generic-complex="system" style:font-name="Calibri" style:font-name-complex="Courier New" style:font-pitch="variable" style:font-pitch-complex="variable" fo:font-family="Calibri"/>
    </style:style>
    <style:style style:display-name="ListLabel 42" style:family="text" style:name="ListLabel_20_42">
      <style:text-properties style:font-family-complex="Wingdings" style:font-family-generic-complex="system" style:font-name="Calibri" style:font-name-complex="Wingdings" style:font-pitch="variable" style:font-pitch-complex="variable" fo:font-family="Calibri"/>
    </style:style>
    <style:style style:display-name="ListLabel 43" style:family="text" style:name="ListLabel_20_43">
      <style:text-properties style:font-family-complex="Symbol" style:font-family-generic-complex="system" style:font-name="Calibri" style:font-name-complex="Symbol" style:font-pitch="variable" style:font-pitch-complex="variable" fo:font-family="Calibri"/>
    </style:style>
    <style:style style:display-name="ListLabel 44" style:family="text" style:name="ListLabel_20_44">
      <style:text-properties style:font-family-complex="'Courier New'" style:font-family-generic-complex="system" style:font-name="Calibri" style:font-name-complex="Courier New" style:font-pitch="variable" style:font-pitch-complex="variable" fo:font-family="Calibri"/>
    </style:style>
    <style:style style:display-name="ListLabel 45" style:family="text" style:name="ListLabel_20_45">
      <style:text-properties style:font-family-complex="Wingdings" style:font-family-generic-complex="system" style:font-name="Calibri" style:font-name-complex="Wingdings" style:font-pitch="variable" style:font-pitch-complex="variable" fo:font-family="Calibri"/>
    </style:style>
    <style:style style:display-name="ListLabel 46" style:family="text" style:name="ListLabel_20_46">
      <style:text-properties style:font-family-complex="Symbol" style:font-family-generic-complex="system" style:font-name="Calibri" style:font-name-complex="Symbol" style:font-pitch="variable" style:font-pitch-complex="variable" fo:font-family="Calibri"/>
    </style:style>
    <style:style style:display-name="ListLabel 47" style:family="text" style:name="ListLabel_20_47">
      <style:text-properties style:font-family-complex="'Courier New'" style:font-family-generic-complex="system" style:font-name="Calibri" style:font-name-complex="Courier New" style:font-pitch="variable" style:font-pitch-complex="variable" fo:font-family="Calibri"/>
    </style:style>
    <style:style style:display-name="ListLabel 48" style:family="text" style:name="ListLabel_20_48">
      <style:text-properties style:font-family-complex="Wingdings" style:font-family-generic-complex="system" style:font-name="Calibri" style:font-name-complex="Wingdings" style:font-pitch="variable" style:font-pitch-complex="variable" fo:font-family="Calibri"/>
    </style:style>
    <style:style style:display-name="ListLabel 49" style:family="text" style:name="ListLabel_20_49">
      <style:text-properties style:font-family-complex="Symbol" style:font-family-generic-complex="system" style:font-name="Calibri" style:font-name-complex="Symbol" style:font-pitch="variable" style:font-pitch-complex="variable" fo:font-family="Calibri"/>
    </style:style>
    <style:style style:display-name="ListLabel 50" style:family="text" style:name="ListLabel_20_50">
      <style:text-properties style:font-family-complex="'Courier New'" style:font-family-generic-complex="system" style:font-name="Calibri" style:font-name-complex="Courier New" style:font-pitch="variable" style:font-pitch-complex="variable" fo:font-family="Calibri"/>
    </style:style>
    <style:style style:display-name="ListLabel 51" style:family="text" style:name="ListLabel_20_51">
      <style:text-properties style:font-family-complex="Wingdings" style:font-family-generic-complex="system" style:font-name="Calibri" style:font-name-complex="Wingdings" style:font-pitch="variable" style:font-pitch-complex="variable" fo:font-family="Calibri"/>
    </style:style>
    <style:style style:display-name="ListLabel 52" style:family="text" style:name="ListLabel_20_52">
      <style:text-properties style:font-family-complex="Symbol" style:font-family-generic-complex="system" style:font-name="Calibri" style:font-name-complex="Symbol" style:font-pitch="variable" style:font-pitch-complex="variable" fo:font-family="Calibri"/>
    </style:style>
    <style:style style:display-name="ListLabel 53" style:family="text" style:name="ListLabel_20_53">
      <style:text-properties style:font-family-complex="'Courier New'" style:font-family-generic-complex="system" style:font-name="Calibri" style:font-name-complex="Courier New" style:font-pitch="variable" style:font-pitch-complex="variable" fo:font-family="Calibri"/>
    </style:style>
    <style:style style:display-name="ListLabel 54" style:family="text" style:name="ListLabel_20_54">
      <style:text-properties style:font-family-complex="Wingdings" style:font-family-generic-complex="system" style:font-name="Calibri" style:font-name-complex="Wingdings" style:font-pitch="variable" style:font-pitch-complex="variable" fo:font-family="Calibri"/>
    </style:style>
    <style:style style:display-name="ListLabel 55" style:family="text" style:name="ListLabel_20_55">
      <style:text-properties style:font-family-complex="Symbol" style:font-family-generic-complex="system" style:font-name="Calibri" style:font-name-complex="Symbol" style:font-pitch="variable" style:font-pitch-complex="variable" fo:font-family="Calibri"/>
    </style:style>
    <style:style style:display-name="ListLabel 56" style:family="text" style:name="ListLabel_20_56">
      <style:text-properties style:font-family-complex="'Courier New'" style:font-family-generic-complex="system" style:font-name="Calibri" style:font-name-complex="Courier New" style:font-pitch="variable" style:font-pitch-complex="variable" fo:font-family="Calibri"/>
    </style:style>
    <style:style style:display-name="ListLabel 57" style:family="text" style:name="ListLabel_20_57">
      <style:text-properties style:font-family-complex="Wingdings" style:font-family-generic-complex="system" style:font-name="Calibri" style:font-name-complex="Wingdings" style:font-pitch="variable" style:font-pitch-complex="variable" fo:font-family="Calibri"/>
    </style:style>
    <style:style style:display-name="ListLabel 58" style:family="text" style:name="ListLabel_20_58">
      <style:text-properties style:font-family-complex="Symbol" style:font-family-generic-complex="system" style:font-name="Calibri" style:font-name-complex="Symbol" style:font-pitch="variable" style:font-pitch-complex="variable" fo:font-family="Calibri"/>
    </style:style>
    <style:style style:display-name="ListLabel 59" style:family="text" style:name="ListLabel_20_59">
      <style:text-properties style:font-family-complex="'Courier New'" style:font-family-generic-complex="system" style:font-name="Calibri" style:font-name-complex="Courier New" style:font-pitch="variable" style:font-pitch-complex="variable" fo:font-family="Calibri"/>
    </style:style>
    <style:style style:display-name="ListLabel 60" style:family="text" style:name="ListLabel_20_60">
      <style:text-properties style:font-family-complex="Wingdings" style:font-family-generic-complex="system" style:font-name="Calibri" style:font-name-complex="Wingdings" style:font-pitch="variable" style:font-pitch-complex="variable" fo:font-family="Calibri"/>
    </style:style>
    <style:style style:display-name="ListLabel 61" style:family="text" style:name="ListLabel_20_61">
      <style:text-properties style:font-family-complex="Symbol" style:font-family-generic-complex="system" style:font-name="Calibri" style:font-name-complex="Symbol" style:font-pitch="variable" style:font-pitch-complex="variable" fo:font-family="Calibri"/>
    </style:style>
    <style:style style:display-name="ListLabel 62" style:family="text" style:name="ListLabel_20_62">
      <style:text-properties style:font-family-complex="'Courier New'" style:font-family-generic-complex="system" style:font-name="Calibri" style:font-name-complex="Courier New" style:font-pitch="variable" style:font-pitch-complex="variable" fo:font-family="Calibri"/>
    </style:style>
    <style:style style:display-name="ListLabel 63" style:family="text" style:name="ListLabel_20_63">
      <style:text-properties style:font-family-complex="Wingdings" style:font-family-generic-complex="system" style:font-name="Calibri" style:font-name-complex="Wingdings" style:font-pitch="variable" style:font-pitch-complex="variable" fo:font-family="Calibri"/>
    </style:style>
    <style:style style:display-name="ListLabel 64" style:family="text" style:name="ListLabel_20_64">
      <style:text-properties style:font-family-complex="Symbol" style:font-family-generic-complex="system" style:font-name="Calibri" style:font-name-complex="Symbol" style:font-pitch="variable" style:font-pitch-complex="variable" fo:font-family="Calibri"/>
    </style:style>
    <style:style style:display-name="ListLabel 65" style:family="text" style:name="ListLabel_20_65">
      <style:text-properties style:font-family-complex="'Courier New'" style:font-family-generic-complex="system" style:font-name="Calibri" style:font-name-complex="Courier New" style:font-pitch="variable" style:font-pitch-complex="variable" fo:font-family="Calibri"/>
    </style:style>
    <style:style style:display-name="ListLabel 66" style:family="text" style:name="ListLabel_20_66">
      <style:text-properties style:font-family-complex="Wingdings" style:font-family-generic-complex="system" style:font-name="Calibri" style:font-name-complex="Wingdings" style:font-pitch="variable" style:font-pitch-complex="variable" fo:font-family="Calibri"/>
    </style:style>
    <style:style style:display-name="ListLabel 67" style:family="text" style:name="ListLabel_20_67">
      <style:text-properties style:font-family-complex="Symbol" style:font-family-generic-complex="system" style:font-name="Calibri" style:font-name-complex="Symbol" style:font-pitch="variable" style:font-pitch-complex="variable" fo:font-family="Calibri"/>
    </style:style>
    <style:style style:display-name="ListLabel 68" style:family="text" style:name="ListLabel_20_68">
      <style:text-properties style:font-family-complex="'Courier New'" style:font-family-generic-complex="system" style:font-name="Calibri" style:font-name-complex="Courier New" style:font-pitch="variable" style:font-pitch-complex="variable" fo:font-family="Calibri"/>
    </style:style>
    <style:style style:display-name="ListLabel 69" style:family="text" style:name="ListLabel_20_69">
      <style:text-properties style:font-family-complex="Wingdings" style:font-family-generic-complex="system" style:font-name="Calibri" style:font-name-complex="Wingdings" style:font-pitch="variable" style:font-pitch-complex="variable" fo:font-family="Calibri"/>
    </style:style>
    <style:style style:display-name="ListLabel 70" style:family="text" style:name="ListLabel_20_70">
      <style:text-properties style:font-family-complex="Symbol" style:font-family-generic-complex="system" style:font-name="Calibri" style:font-name-complex="Symbol" style:font-pitch="variable" style:font-pitch-complex="variable" fo:font-family="Calibri"/>
    </style:style>
    <style:style style:display-name="ListLabel 71" style:family="text" style:name="ListLabel_20_71">
      <style:text-properties style:font-family-complex="'Courier New'" style:font-family-generic-complex="system" style:font-name="Calibri" style:font-name-complex="Courier New" style:font-pitch="variable" style:font-pitch-complex="variable" fo:font-family="Calibri"/>
    </style:style>
    <style:style style:display-name="ListLabel 72" style:family="text" style:name="ListLabel_20_72">
      <style:text-properties style:font-family-complex="Wingdings" style:font-family-generic-complex="system" style:font-name="Calibri" style:font-name-complex="Wingdings" style:font-pitch="variable" style:font-pitch-complex="variable" fo:font-family="Calibri"/>
    </style:style>
    <style:style style:display-name="ListLabel 73" style:family="text" style:name="ListLabel_20_73">
      <style:text-properties style:font-family-complex="Symbol" style:font-family-generic-complex="system" style:font-name="Calibri" style:font-name-complex="Symbol" style:font-pitch="variable" style:font-pitch-complex="variable" fo:font-family="Calibri"/>
    </style:style>
    <style:style style:display-name="ListLabel 74" style:family="text" style:name="ListLabel_20_74">
      <style:text-properties style:font-family-complex="'Courier New'" style:font-family-generic-complex="system" style:font-name="Calibri" style:font-name-complex="Courier New" style:font-pitch="variable" style:font-pitch-complex="variable" fo:font-family="Calibri"/>
    </style:style>
    <style:style style:display-name="ListLabel 75" style:family="text" style:name="ListLabel_20_75">
      <style:text-properties style:font-family-complex="Wingdings" style:font-family-generic-complex="system" style:font-name="Calibri" style:font-name-complex="Wingdings" style:font-pitch="variable" style:font-pitch-complex="variable" fo:font-family="Calibri"/>
    </style:style>
    <style:style style:display-name="ListLabel 76" style:family="text" style:name="ListLabel_20_76">
      <style:text-properties style:font-family-complex="Symbol" style:font-family-generic-complex="system" style:font-name="Calibri" style:font-name-complex="Symbol" style:font-pitch="variable" style:font-pitch-complex="variable" fo:font-family="Calibri"/>
    </style:style>
    <style:style style:display-name="ListLabel 77" style:family="text" style:name="ListLabel_20_77">
      <style:text-properties style:font-family-complex="'Courier New'" style:font-family-generic-complex="system" style:font-name="Calibri" style:font-name-complex="Courier New" style:font-pitch="variable" style:font-pitch-complex="variable" fo:font-family="Calibri"/>
    </style:style>
    <style:style style:display-name="ListLabel 78" style:family="text" style:name="ListLabel_20_78">
      <style:text-properties style:font-family-complex="Wingdings" style:font-family-generic-complex="system" style:font-name="Calibri" style:font-name-complex="Wingdings" style:font-pitch="variable" style:font-pitch-complex="variable" fo:font-family="Calibri"/>
    </style:style>
    <style:style style:display-name="ListLabel 79" style:family="text" style:name="ListLabel_20_79">
      <style:text-properties style:font-family-complex="Symbol" style:font-family-generic-complex="system" style:font-name="Calibri" style:font-name-complex="Symbol" style:font-pitch="variable" style:font-pitch-complex="variable" fo:font-family="Calibri"/>
    </style:style>
    <style:style style:display-name="ListLabel 80" style:family="text" style:name="ListLabel_20_80">
      <style:text-properties style:font-family-complex="'Courier New'" style:font-family-generic-complex="system" style:font-name="Calibri" style:font-name-complex="Courier New" style:font-pitch="variable" style:font-pitch-complex="variable" fo:font-family="Calibri"/>
    </style:style>
    <style:style style:display-name="ListLabel 81" style:family="text" style:name="ListLabel_20_81">
      <style:text-properties style:font-family-complex="Wingdings" style:font-family-generic-complex="system" style:font-name="Calibri" style:font-name-complex="Wingdings" style:font-pitch="variable" style:font-pitch-complex="variable" fo:font-family="Calibri"/>
    </style:style>
    <style:style style:display-name="ListLabel 82" style:family="text" style:name="ListLabel_20_82">
      <style:text-properties style:font-family-complex="Symbol" style:font-family-generic-complex="system" style:font-name="Calibri" style:font-name-complex="Symbol" style:font-pitch="variable" style:font-pitch-complex="variable" fo:font-family="Calibri"/>
    </style:style>
    <style:style style:display-name="ListLabel 83" style:family="text" style:name="ListLabel_20_83">
      <style:text-properties style:font-family-complex="'Courier New'" style:font-family-generic-complex="system" style:font-name="Calibri" style:font-name-complex="Courier New" style:font-pitch="variable" style:font-pitch-complex="variable" fo:font-family="Calibri"/>
    </style:style>
    <style:style style:display-name="ListLabel 84" style:family="text" style:name="ListLabel_20_84">
      <style:text-properties style:font-family-complex="Wingdings" style:font-family-generic-complex="system" style:font-name="Calibri" style:font-name-complex="Wingdings" style:font-pitch="variable" style:font-pitch-complex="variable" fo:font-family="Calibri"/>
    </style:style>
    <style:style style:display-name="ListLabel 85" style:family="text" style:name="ListLabel_20_85">
      <style:text-properties style:font-family-complex="Symbol" style:font-family-generic-complex="system" style:font-name="Calibri" style:font-name-complex="Symbol" style:font-pitch="variable" style:font-pitch-complex="variable" fo:font-family="Calibri"/>
    </style:style>
    <style:style style:display-name="ListLabel 86" style:family="text" style:name="ListLabel_20_86">
      <style:text-properties style:font-family-complex="'Courier New'" style:font-family-generic-complex="system" style:font-name="Calibri" style:font-name-complex="Courier New" style:font-pitch="variable" style:font-pitch-complex="variable" fo:font-family="Calibri"/>
    </style:style>
    <style:style style:display-name="ListLabel 87" style:family="text" style:name="ListLabel_20_87">
      <style:text-properties style:font-family-complex="Wingdings" style:font-family-generic-complex="system" style:font-name="Calibri" style:font-name-complex="Wingdings" style:font-pitch="variable" style:font-pitch-complex="variable" fo:font-family="Calibri"/>
    </style:style>
    <style:style style:display-name="ListLabel 88" style:family="text" style:name="ListLabel_20_88">
      <style:text-properties style:font-family-complex="Symbol" style:font-family-generic-complex="system" style:font-name="Calibri" style:font-name-complex="Symbol" style:font-pitch="variable" style:font-pitch-complex="variable" fo:font-family="Calibri"/>
    </style:style>
    <style:style style:display-name="ListLabel 89" style:family="text" style:name="ListLabel_20_89">
      <style:text-properties style:font-family-complex="'Courier New'" style:font-family-generic-complex="system" style:font-name="Calibri" style:font-name-complex="Courier New" style:font-pitch="variable" style:font-pitch-complex="variable" fo:font-family="Calibri"/>
    </style:style>
    <style:style style:display-name="ListLabel 90" style:family="text" style:name="ListLabel_20_90">
      <style:text-properties style:font-family-complex="Wingdings" style:font-family-generic-complex="system" style:font-name="Calibri" style:font-name-complex="Wingdings" style:font-pitch="variable" style:font-pitch-complex="variable" fo:font-family="Calibri"/>
    </style:style>
    <style:style style:display-name="ListLabel 91" style:family="text" style:name="ListLabel_20_91">
      <style:text-properties style:font-family-complex="Symbol" style:font-family-generic-complex="system" style:font-name="Calibri" style:font-name-complex="Symbol" style:font-pitch="variable" style:font-pitch-complex="variable" fo:font-family="Calibri"/>
    </style:style>
    <style:style style:display-name="ListLabel 92" style:family="text" style:name="ListLabel_20_92">
      <style:text-properties style:font-family-complex="'Courier New'" style:font-family-generic-complex="system" style:font-name="Calibri" style:font-name-complex="Courier New" style:font-pitch="variable" style:font-pitch-complex="variable" fo:font-family="Calibri"/>
    </style:style>
    <style:style style:display-name="ListLabel 93" style:family="text" style:name="ListLabel_20_93">
      <style:text-properties style:font-family-complex="Wingdings" style:font-family-generic-complex="system" style:font-name="Calibri" style:font-name-complex="Wingdings" style:font-pitch="variable" style:font-pitch-complex="variable" fo:font-family="Calibri"/>
    </style:style>
    <style:style style:display-name="ListLabel 94" style:family="text" style:name="ListLabel_20_94">
      <style:text-properties style:font-family-complex="Symbol" style:font-family-generic-complex="system" style:font-name="Calibri" style:font-name-complex="Symbol" style:font-pitch="variable" style:font-pitch-complex="variable" fo:font-family="Calibri"/>
    </style:style>
    <style:style style:display-name="ListLabel 95" style:family="text" style:name="ListLabel_20_95">
      <style:text-properties style:font-family-complex="'Courier New'" style:font-family-generic-complex="system" style:font-name="Calibri" style:font-name-complex="Courier New" style:font-pitch="variable" style:font-pitch-complex="variable" fo:font-family="Calibri"/>
    </style:style>
    <style:style style:display-name="ListLabel 96" style:family="text" style:name="ListLabel_20_96">
      <style:text-properties style:font-family-complex="Wingdings" style:font-family-generic-complex="system" style:font-name="Calibri" style:font-name-complex="Wingdings" style:font-pitch="variable" style:font-pitch-complex="variable" fo:font-family="Calibri"/>
    </style:style>
    <style:style style:display-name="ListLabel 97" style:family="text" style:name="ListLabel_20_97">
      <style:text-properties style:font-family-complex="Symbol" style:font-family-generic-complex="system" style:font-name="Calibri" style:font-name-complex="Symbol" style:font-pitch="variable" style:font-pitch-complex="variable" fo:font-family="Calibri"/>
    </style:style>
    <style:style style:display-name="ListLabel 98" style:family="text" style:name="ListLabel_20_98">
      <style:text-properties style:font-family-complex="'Courier New'" style:font-family-generic-complex="system" style:font-name="Calibri" style:font-name-complex="Courier New" style:font-pitch="variable" style:font-pitch-complex="variable" fo:font-family="Calibri"/>
    </style:style>
    <style:style style:display-name="ListLabel 99" style:family="text" style:name="ListLabel_20_99">
      <style:text-properties style:font-family-complex="Wingdings" style:font-family-generic-complex="system" style:font-name="Calibri" style:font-name-complex="Wingdings" style:font-pitch="variable" style:font-pitch-complex="variable" fo:font-family="Calibri"/>
    </style:style>
    <style:style style:display-name="ListLabel 100" style:family="text" style:name="ListLabel_20_100">
      <style:text-properties style:font-family-complex="Symbol" style:font-family-generic-complex="system" style:font-name="Calibri" style:font-name-complex="Symbol" style:font-pitch="variable" style:font-pitch-complex="variable" fo:font-family="Calibri"/>
    </style:style>
    <style:style style:display-name="ListLabel 101" style:family="text" style:name="ListLabel_20_101">
      <style:text-properties style:font-family-complex="'Courier New'" style:font-family-generic-complex="system" style:font-name="Calibri" style:font-name-complex="Courier New" style:font-pitch="variable" style:font-pitch-complex="variable" fo:font-family="Calibri"/>
    </style:style>
    <style:style style:display-name="ListLabel 102" style:family="text" style:name="ListLabel_20_102">
      <style:text-properties style:font-family-complex="Wingdings" style:font-family-generic-complex="system" style:font-name="Calibri" style:font-name-complex="Wingdings" style:font-pitch="variable" style:font-pitch-complex="variable" fo:font-family="Calibri"/>
    </style:style>
    <style:style style:display-name="ListLabel 103" style:family="text" style:name="ListLabel_20_103">
      <style:text-properties style:font-family-complex="Symbol" style:font-family-generic-complex="system" style:font-name="Calibri" style:font-name-complex="Symbol" style:font-pitch="variable" style:font-pitch-complex="variable" fo:font-family="Calibri"/>
    </style:style>
    <style:style style:display-name="ListLabel 104" style:family="text" style:name="ListLabel_20_104">
      <style:text-properties style:font-family-complex="'Courier New'" style:font-family-generic-complex="system" style:font-name="Calibri" style:font-name-complex="Courier New" style:font-pitch="variable" style:font-pitch-complex="variable" fo:font-family="Calibri"/>
    </style:style>
    <style:style style:display-name="ListLabel 105" style:family="text" style:name="ListLabel_20_105">
      <style:text-properties style:font-family-complex="Wingdings" style:font-family-generic-complex="system" style:font-name="Calibri" style:font-name-complex="Wingdings" style:font-pitch="variable" style:font-pitch-complex="variable" fo:font-family="Calibri"/>
    </style:style>
    <style:style style:display-name="ListLabel 106" style:family="text" style:name="ListLabel_20_106">
      <style:text-properties style:font-family-complex="Symbol" style:font-family-generic-complex="system" style:font-name="Calibri" style:font-name-complex="Symbol" style:font-pitch="variable" style:font-pitch-complex="variable" fo:font-family="Calibri"/>
    </style:style>
    <style:style style:display-name="ListLabel 107" style:family="text" style:name="ListLabel_20_107">
      <style:text-properties style:font-family-complex="'Courier New'" style:font-family-generic-complex="system" style:font-name="Calibri" style:font-name-complex="Courier New" style:font-pitch="variable" style:font-pitch-complex="variable" fo:font-family="Calibri"/>
    </style:style>
    <style:style style:display-name="ListLabel 108" style:family="text" style:name="ListLabel_20_108">
      <style:text-properties style:font-family-complex="Wingdings" style:font-family-generic-complex="system" style:font-name="Calibri" style:font-name-complex="Wingdings" style:font-pitch="variable" style:font-pitch-complex="variable" fo:font-family="Calibri"/>
    </style:style>
    <style:style style:display-name="ListLabel 109" style:family="text" style:name="ListLabel_20_109">
      <style:text-properties style:font-family-generic="roman" style:font-name="Cambria" style:font-pitch="variable" fo:font-family="Cambria"/>
    </style:style>
    <style:style style:display-name="ListLabel 110" style:family="text" style:name="ListLabel_20_110">
      <style:text-properties style:font-family-generic="roman" style:font-name="Cambria" style:font-pitch="variable" style:font-style-asian="italic" style:font-style-complex="italic" fo:font-family="Cambria" fo:font-style="italic"/>
    </style:style>
    <style:style style:display-name="ListLabel 111" style:family="text" style:name="ListLabel_20_111"/>
    <text:outline-style style:name="Outline">
      <text:outline-level-style style:num-format="" text:level="1">
        <style:list-level-properties text:list-level-position-and-space-mode="label-alignment">
          <style:list-level-label-alignment text:label-followed-by="listtab"/>
        </style:list-level-properties>
      </text:outline-level-style>
      <text:outline-level-style style:num-format="" text:level="2">
        <style:list-level-properties text:list-level-position-and-space-mode="label-alignment">
          <style:list-level-label-alignment text:label-followed-by="listtab"/>
        </style:list-level-properties>
      </text:outline-level-style>
      <text:outline-level-style style:num-format="" text:level="3">
        <style:list-level-properties text:list-level-position-and-space-mode="label-alignment">
          <style:list-level-label-alignment text:label-followed-by="listtab"/>
        </style:list-level-properties>
      </text:outline-level-style>
      <text:outline-level-style style:num-format="" text:level="4">
        <style:list-level-properties text:list-level-position-and-space-mode="label-alignment">
          <style:list-level-label-alignment text:label-followed-by="listtab"/>
        </style:list-level-properties>
      </text:outline-level-style>
      <text:outline-level-style style:num-format="" text:level="5">
        <style:list-level-properties text:list-level-position-and-space-mode="label-alignment">
          <style:list-level-label-alignment text:label-followed-by="listtab"/>
        </style:list-level-properties>
      </text:outline-level-style>
      <text:outline-level-style style:num-format="" text:level="6">
        <style:list-level-properties text:list-level-position-and-space-mode="label-alignment">
          <style:list-level-label-alignment text:label-followed-by="listtab"/>
        </style:list-level-properties>
      </text:outline-level-style>
      <text:outline-level-style style:num-format="" text:level="7">
        <style:list-level-properties text:list-level-position-and-space-mode="label-alignment">
          <style:list-level-label-alignment text:label-followed-by="listtab"/>
        </style:list-level-properties>
      </text:outline-level-style>
      <text:outline-level-style style:num-format="" text:level="8">
        <style:list-level-properties text:list-level-position-and-space-mode="label-alignment">
          <style:list-level-label-alignment text:label-followed-by="listtab"/>
        </style:list-level-properties>
      </text:outline-level-style>
      <text:outline-level-style style:num-format="" text:level="9">
        <style:list-level-properties text:list-level-position-and-space-mode="label-alignment">
          <style:list-level-label-alignment text:label-followed-by="listtab"/>
        </style:list-level-properties>
      </text:outline-level-style>
      <text:outline-level-style style:num-format="" text:level="10">
        <style:list-level-properties text:list-level-position-and-space-mode="label-alignment">
          <style:list-level-label-alignment text:label-followed-by="listtab"/>
        </style:list-level-properties>
      </text:outline-level-style>
    </text:outline-style>
    <text:list-style style:display-name="No List" style:name="No_20_List">
      <text:list-level-style-number style:num-format="1" style:num-suffix="." text:level="1" loext:num-list-format="%1%.">
        <style:list-level-properties text:list-level-position-and-space-mode="label-alignment">
          <style:list-level-label-alignment text:label-followed-by="listtab" text:list-tab-stop-position="0.5in" fo:margin-left="0.5in" fo:text-indent="-0.25in"/>
        </style:list-level-properties>
      </text:list-level-style-number>
      <text:list-level-style-number style:num-format="1" style:num-suffix="." text:level="2" loext:num-list-format="%2%.">
        <style:list-level-properties text:list-level-position-and-space-mode="label-alignment">
          <style:list-level-label-alignment text:label-followed-by="listtab" text:list-tab-stop-position="0.75in" fo:margin-left="0.75in" fo:text-indent="-0.25in"/>
        </style:list-level-properties>
      </text:list-level-style-number>
      <text:list-level-style-number style:num-format="1" style:num-suffix="." text:level="3" loext:num-list-format="%3%.">
        <style:list-level-properties text:list-level-position-and-space-mode="label-alignment">
          <style:list-level-label-alignment text:label-followed-by="listtab" text:list-tab-stop-position="1in" fo:margin-left="1in" fo:text-indent="-0.25in"/>
        </style:list-level-properties>
      </text:list-level-style-number>
      <text:list-level-style-number style:num-format="1" style:num-suffix="." text:level="4" loext:num-list-format="%4%.">
        <style:list-level-properties text:list-level-position-and-space-mode="label-alignment">
          <style:list-level-label-alignment text:label-followed-by="listtab" text:list-tab-stop-position="1.25in" fo:margin-left="1.25in" fo:text-indent="-0.25in"/>
        </style:list-level-properties>
      </text:list-level-style-number>
      <text:list-level-style-number style:num-format="1" style:num-suffix="." text:level="5" loext:num-list-format="%5%.">
        <style:list-level-properties text:list-level-position-and-space-mode="label-alignment">
          <style:list-level-label-alignment text:label-followed-by="listtab" text:list-tab-stop-position="1.5in" fo:margin-left="1.5in" fo:text-indent="-0.25in"/>
        </style:list-level-properties>
      </text:list-level-style-number>
      <text:list-level-style-number style:num-format="1" style:num-suffix="." text:level="6" loext:num-list-format="%6%.">
        <style:list-level-properties text:list-level-position-and-space-mode="label-alignment">
          <style:list-level-label-alignment text:label-followed-by="listtab" text:list-tab-stop-position="1.75in" fo:margin-left="1.75in" fo:text-indent="-0.25in"/>
        </style:list-level-properties>
      </text:list-level-style-number>
      <text:list-level-style-number style:num-format="1" style:num-suffix="." text:level="7" loext:num-list-format="%7%.">
        <style:list-level-properties text:list-level-position-and-space-mode="label-alignment">
          <style:list-level-label-alignment text:label-followed-by="listtab" text:list-tab-stop-position="2in" fo:margin-left="2in" fo:text-indent="-0.25in"/>
        </style:list-level-properties>
      </text:list-level-style-number>
      <text:list-level-style-number style:num-format="1" style:num-suffix="." text:level="8" loext:num-list-format="%8%.">
        <style:list-level-properties text:list-level-position-and-space-mode="label-alignment">
          <style:list-level-label-alignment text:label-followed-by="listtab" text:list-tab-stop-position="2.25in" fo:margin-left="2.25in" fo:text-indent="-0.25in"/>
        </style:list-level-properties>
      </text:list-level-style-number>
      <text:list-level-style-number style:num-format="1" style:num-suffix="." text:level="9" loext:num-list-format="%9%.">
        <style:list-level-properties text:list-level-position-and-space-mode="label-alignment">
          <style:list-level-label-alignment text:label-followed-by="listtab" text:list-tab-stop-position="2.5in" fo:margin-left="2.5in" fo:text-indent="-0.25in"/>
        </style:list-level-properties>
      </text:list-level-style-number>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
      <text:list-level-style-bullet style:num-suffix=" " text:bullet-char=" " text:level="1" text:style-name="ListLabel_20_1" loext:num-list-format=" ">
        <style:list-level-properties text:list-level-position-and-space-mode="label-alignment">
          <style:list-level-label-alignment text:label-followed-by="listtab" fo:margin-left="0.5in" fo:text-indent="-0.25in"/>
        </style:list-level-properties>
      </text:list-level-style-bullet>
      <text:list-level-style-bullet style:num-suffix=" " text:bullet-char=" " text:level="2" text:style-name="ListLabel_20_2" loext:num-list-format=" ">
        <style:list-level-properties text:list-level-position-and-space-mode="label-alignment">
          <style:list-level-label-alignment text:label-followed-by="listtab" fo:margin-left="1in" fo:text-indent="-0.25in"/>
        </style:list-level-properties>
      </text:list-level-style-bullet>
      <text:list-level-style-bullet style:num-suffix=" " text:bullet-char=" " text:level="3" text:style-name="ListLabel_20_3" loext:num-list-format=" ">
        <style:list-level-properties text:list-level-position-and-space-mode="label-alignment">
          <style:list-level-label-alignment text:label-followed-by="listtab" fo:margin-left="1.5in" fo:text-indent="-0.25in"/>
        </style:list-level-properties>
      </text:list-level-style-bullet>
      <text:list-level-style-bullet style:num-suffix=" " text:bullet-char=" " text:level="4" text:style-name="ListLabel_20_4" loext:num-list-format=" ">
        <style:list-level-properties text:list-level-position-and-space-mode="label-alignment">
          <style:list-level-label-alignment text:label-followed-by="listtab" fo:margin-left="2in" fo:text-indent="-0.25in"/>
        </style:list-level-properties>
      </text:list-level-style-bullet>
      <text:list-level-style-bullet style:num-suffix=" " text:bullet-char=" " text:level="5" text:style-name="ListLabel_20_5" loext:num-list-format=" ">
        <style:list-level-properties text:list-level-position-and-space-mode="label-alignment">
          <style:list-level-label-alignment text:label-followed-by="listtab" fo:margin-left="2.5in" fo:text-indent="-0.25in"/>
        </style:list-level-properties>
      </text:list-level-style-bullet>
      <text:list-level-style-bullet style:num-suffix=" " text:bullet-char=" " text:level="6" text:style-name="ListLabel_20_6" loext:num-list-format=" ">
        <style:list-level-properties text:list-level-position-and-space-mode="label-alignment">
          <style:list-level-label-alignment text:label-followed-by="listtab" fo:margin-left="3in" fo:text-indent="-0.25in"/>
        </style:list-level-properties>
      </text:list-level-style-bullet>
      <text:list-level-style-bullet style:num-suffix=" " text:bullet-char=" " text:level="7" text:style-name="ListLabel_20_7" loext:num-list-format=" ">
        <style:list-level-properties text:list-level-position-and-space-mode="label-alignment">
          <style:list-level-label-alignment text:label-followed-by="listtab" fo:margin-left="3.5in" fo:text-indent="-0.25in"/>
        </style:list-level-properties>
      </text:list-level-style-bullet>
      <text:list-level-style-bullet style:num-suffix=" " text:bullet-char=" " text:level="8" text:style-name="ListLabel_20_8" loext:num-list-format=" ">
        <style:list-level-properties text:list-level-position-and-space-mode="label-alignment">
          <style:list-level-label-alignment text:label-followed-by="listtab" fo:margin-left="4in" fo:text-indent="-0.25in"/>
        </style:list-level-properties>
      </text:list-level-style-bullet>
      <text:list-level-style-bullet style:num-suffix=" " text:bullet-char=" " text:level="9" text:style-name="ListLabel_20_9" loext:num-list-format=" ">
        <style:list-level-properties text:list-level-position-and-space-mode="label-alignment">
          <style:list-level-label-alignment text:label-followed-by="listtab" fo:margin-left="4.5in" fo:text-indent="-0.25in"/>
        </style:list-level-properties>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2">
      <text:list-level-style-bullet style:num-suffix="" text:bullet-char="" text:level="1" text:style-name="ListLabel_20_10"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11"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12"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13"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14"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15"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16"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17"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18"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3">
      <text:list-level-style-bullet style:num-suffix="" text:bullet-char="" text:level="1" text:style-name="ListLabel_20_19"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20"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21"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22"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23"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24"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25"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26"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27"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4">
      <text:list-level-style-bullet style:num-suffix="" text:bullet-char="" text:level="1" text:style-name="ListLabel_20_28"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29"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30"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31"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32"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33"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34"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35"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36"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5">
      <text:list-level-style-bullet style:num-suffix="" text:bullet-char="" text:level="1" text:style-name="ListLabel_20_37"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38"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39"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40"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41"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42"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43"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44"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45"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6">
      <text:list-level-style-bullet style:num-suffix="" text:bullet-char="" text:level="1" text:style-name="ListLabel_20_46"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47"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48"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49"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50"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51"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52"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53"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54"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7">
      <text:list-level-style-bullet style:num-suffix="" text:bullet-char="" text:level="1" text:style-name="ListLabel_20_55"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56"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57"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58"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59"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60"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61"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62"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63"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8">
      <text:list-level-style-bullet style:num-suffix="" text:bullet-char="" text:level="1" text:style-name="ListLabel_20_64"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65"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66"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67"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68"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69"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70"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71"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72"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9">
      <text:list-level-style-bullet style:num-suffix="" text:bullet-char="" text:level="1" text:style-name="ListLabel_20_73"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74"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75"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76"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77"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78"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79"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80"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81"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0">
      <text:list-level-style-bullet style:num-suffix="" text:bullet-char="" text:level="1" text:style-name="ListLabel_20_82"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83"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84"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85"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86"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87"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88"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89"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90"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1">
      <text:list-level-style-bullet style:num-suffix="" text:bullet-char="" text:level="1" text:style-name="ListLabel_20_91"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92"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93"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94"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95"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96"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97"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98"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99"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2">
      <text:list-level-style-bullet style:num-suffix="" text:bullet-char="" text:level="1" text:style-name="ListLabel_20_100"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101"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102"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103"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104"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105"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106"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107"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108"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default-page-layout>
      <style:page-layout-properties style:layout-grid-standard-mode="true"/>
    </style:default-page-layout>
    <loext:theme loext:name="Office Theme">
      <loext:theme-colors loext:name="Office">
        <loext:color loext:color="#000000" loext:name="dark1"/>
        <loext:color loext:color="#ffffff" loext:name="light1"/>
        <loext:color loext:color="#0e2841" loext:name="dark2"/>
        <loext:color loext:color="#e8e8e8" loext:name="light2"/>
        <loext:color loext:color="#156082" loext:name="accent1"/>
        <loext:color loext:color="#e97132" loext:name="accent2"/>
        <loext:color loext:color="#196b24" loext:name="accent3"/>
        <loext:color loext:color="#0f9ed5" loext:name="accent4"/>
        <loext:color loext:color="#a02b93" loext:name="accent5"/>
        <loext:color loext:color="#4ea72e" loext:name="accent6"/>
        <loext:color loext:color="#467886" loext:name="hyperlink"/>
        <loext:color loext:color="#96607d" loext:name="followed-hyperlink"/>
      </loext:theme-colors>
    </loext:theme>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page-layout style:name="Mpm1">
      <style:page-layout-properties style:footnote-max-height="0in" style:layout-grid-base-height="0.0693in" style:layout-grid-base-width="0.139in" style:layout-grid-color="#c0c0c0" style:layout-grid-display="false" style:layout-grid-lines="22860" style:layout-grid-mode="none" style:layout-grid-print="false" style:layout-grid-ruby-below="false" style:layout-grid-ruby-height="0in" style:layout-grid-snap-to="true"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solid" style:rel-width="25%" style:width="0.0071in"/>
      </style:page-layout-properties>
      <style:header-style/>
      <style:footer-style/>
    </style:page-layout>
    <style:style style:family="drawing-page" style:name="Mdp1">
      <style:drawing-page-properties draw:background-size="full"/>
    </style:style>
  </office:automatic-styles>
  <office:master-styles>
    <style:master-page draw:style-name="Mdp1"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2</meta:generator>
    <dc:title/>
    <dc:description/>
    <dc:subject/>
    <meta:keyword/>
    <meta:initial-creator/>
    <dc:creator/>
    <meta:creation-date>2025-01-28T21:19:08Z</meta:creation-date>
    <dc:date>2025-01-28T21:19:08Z</dc:date>
  </office:meta>
</office:document-meta>
</file>